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20.814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6.408cm"/>
    </style:style>
    <style:style style:name="co8" style:family="table-column">
      <style:table-column-properties fo:break-before="auto" style:column-width="3.113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10.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eeeeee"/>
    </style:style>
    <style:style style:name="ce18" style:family="table-cell" style:parent-style-name="Default">
      <style:table-cell-properties fo:background-color="#729fcf"/>
    </style:style>
    <style:style style:name="ce19" style:family="table-cell" style:parent-style-name="Default">
      <style:table-cell-properties fo:background-color="#ffffff"/>
      <style:text-properties style:text-line-through-style="solid" style:text-line-through-type="single"/>
    </style:style>
    <style:style style:name="ce20" style:family="table-cell" style:parent-style-name="Default">
      <style:table-cell-properties fo:background-color="#dddddd"/>
    </style:style>
    <style:style style:name="ce21" style:family="table-cell" style:parent-style-name="Default">
      <style:table-cell-properties fo:background-color="#729fcf"/>
      <style:text-properties style:text-line-through-style="none" style:text-line-through-type="none"/>
    </style:style>
    <style:style style:name="ce22" style:family="table-cell" style:parent-style-name="Default">
      <style:table-cell-properties fo:background-color="#dee6ef"/>
    </style:style>
    <style:style style:name="ce1" style:family="table-cell" style:parent-style-name="Default">
      <style:table-cell-properties fo:background-color="transparent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us-Register</text:p>
          </table:table-cell>
          <table:table-cell table:number-columns-repeated="4"/>
        </table:table-row>
        <table:table-row table:style-name="ro1">
          <table:table-cell office:value-type="float" office:value="30201" calcext:value-type="float">
            <text:p>30201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Status des Geräts: 35 = Fehler; 303 = Aus; 307 = OK; 455 = Warnung </text:p>
          </table:table-cell>
        </table:table-row>
        <table:table-row table:style-name="ro1">
          <table:table-cell office:value-type="float" office:value="30211" calcext:value-type="float">
            <text:p>30211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Empfohlene Aktion: 336 = Hersteller kontaktieren; 337 = Installateur kontaktieren; 338 = Ungültig; 887 = Keine empfohlene Aktion</text:p>
          </table:table-cell>
        </table:table-row>
        <table:table-row table:style-name="ro1">
          <table:table-cell office:value-type="float" office:value="30217" calcext:value-type="float">
            <text:p>30217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Netz Schütz: 51 = Schütz geschlossen; 311 = Schütz offen</text:p>
          </table:table-cell>
        </table:table-row>
        <table:table-row table:style-name="ro1">
          <table:table-cell office:value-type="float" office:value="30881" calcext:value-type="float">
            <text:p>30881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Netzanbindung der PV-Anlage: 1779 = Getrennt; 1780 = Öffentliches Stromnetz; 1781 = Inselnetz</text:p>
          </table:table-cell>
        </table:table-row>
        <table:table-row table:style-name="ro1">
          <table:table-cell office:value-type="float" office:value="30925" calcext:value-type="float">
            <text:p>30925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Verbindungsgeschwindigkeit von Netzwerkanschluss A: 1720 = 10 MBit; 1721 = 100 MBit; 1725 = Nicht verbunden</text:p>
          </table:table-cell>
        </table:table-row>
        <table:table-row table:style-name="ro1">
          <table:table-cell office:value-type="float" office:value="30927" calcext:value-type="float">
            <text:p>30927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Duplexmodus von Netzwerkanschluss A: 1725 = Nicht verbunden; 1726 = Halbduplex; 1727 = Vollduplex</text:p>
          </table:table-cell>
        </table:table-row>
        <table:table-row table:style-name="ro1">
          <table:table-cell office:value-type="float" office:value="30929" calcext:value-type="float">
            <text:p>30929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Speedwire-Verbindungsstatus von Netzwerkanschluss A: 35 = Alarm; 307 = Ok; 455 = Warnung; 1725 = Nicht verbunde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eräte-Register</text:p>
          </table:table-cell>
          <table:table-cell table:number-columns-repeated="4"/>
        </table:table-row>
        <table:table-row table:style-name="ro1">
          <table:table-cell office:value-type="float" office:value="30225" calcext:value-type="float">
            <text:p>30225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FIX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Isolationswiderstand, in Ω</text:p>
          </table:table-cell>
        </table:table-row>
        <table:table-row table:style-name="ro1">
          <table:table-cell office:value-type="float" office:value="30559" calcext:value-type="float">
            <text:p>30559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FIX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Anzahl Ereignisse im User-Level</text:p>
          </table:table-cell>
        </table:table-row>
        <table:table-row table:style-name="ro1">
          <table:table-cell office:value-type="float" office:value="30561" calcext:value-type="float">
            <text:p>30561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FIX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Anzahl Ereignisse im Installateur-Level</text:p>
          </table:table-cell>
        </table:table-row>
        <table:table-row table:style-name="ro1">
          <table:table-cell office:value-type="float" office:value="30563" calcext:value-type="float">
            <text:p>30563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FIX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Anzahl Ereignisse im Service-Level</text:p>
          </table:table-cell>
        </table:table-row>
        <table:table-row table:style-name="ro1">
          <table:table-cell office:value-type="float" office:value="30599" calcext:value-type="float">
            <text:p>30599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FIX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Anzahl Netzzuschaltungen</text:p>
          </table:table-cell>
        </table:table-row>
        <table:table-row table:style-name="ro1">
          <table:table-cell office:value-type="float" office:value="30521" calcext:value-type="float">
            <text:p>30521</text:p>
          </table:table-cell>
          <table:table-cell office:value-type="string" calcext:value-type="string">
            <text:p>U64</text:p>
          </table:table-cell>
          <table:table-cell office:value-type="string" calcext:value-type="string">
            <text:p>Dauer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Betriebszeit, in s</text:p>
          </table:table-cell>
        </table:table-row>
        <table:table-row table:style-name="ro1">
          <table:table-cell office:value-type="float" office:value="30541" calcext:value-type="float">
            <text:p>30541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Dauer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Betriebszeit, in s</text:p>
          </table:table-cell>
        </table:table-row>
        <table:table-row table:style-name="ro1">
          <table:table-cell office:value-type="float" office:value="30525" calcext:value-type="float">
            <text:p>30525</text:p>
          </table:table-cell>
          <table:table-cell office:value-type="string" calcext:value-type="string">
            <text:p>U64</text:p>
          </table:table-cell>
          <table:table-cell office:value-type="string" calcext:value-type="string">
            <text:p>Dauer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Einspeisezeit, in s</text:p>
          </table:table-cell>
        </table:table-row>
        <table:table-row table:style-name="ro1">
          <table:table-cell office:value-type="float" office:value="30543" calcext:value-type="float">
            <text:p>30543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Dauer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Einspeisezeit, in s</text:p>
          </table:table-cell>
        </table:table-row>
        <table:table-row table:style-name="ro1">
          <table:table-cell office:value-type="float" office:value="30949" calcext:value-type="float">
            <text:p>30949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FIX3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Verschiebungsfaktor</text:p>
          </table:table-cell>
        </table:table-row>
        <table:table-row table:style-name="ro1">
          <table:table-cell office:value-type="float" office:value="30953" calcext:value-type="float">
            <text:p>30953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Innentemperatur, in °C</text:p>
          </table:table-cell>
        </table:table-row>
        <table:table-row table:style-name="ro1">
          <table:table-cell office:value-type="float" office:value="30975" calcext:value-type="float">
            <text:p>30975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FIX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Zwischenkreisspannung, in V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-Register</text:p>
          </table:table-cell>
          <table:table-cell table:number-columns-repeated="4"/>
        </table:table-row>
        <table:table-row table:style-name="ro1">
          <table:table-cell office:value-type="float" office:value="30513" calcext:value-type="float">
            <text:p>30513</text:p>
          </table:table-cell>
          <table:table-cell office:value-type="string" calcext:value-type="string">
            <text:p>U64</text:p>
          </table:table-cell>
          <table:table-cell office:value-type="string" calcext:value-type="string">
            <text:p>FIX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Total eingespeiste AC-Energie auf allen Außenleitern (Gesamtertrag), in Wh</text:p>
          </table:table-cell>
        </table:table-row>
        <table:table-row table:style-name="ro1">
          <table:table-cell office:value-type="float" office:value="30529" calcext:value-type="float">
            <text:p>30529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FIX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Total eingespeiste AC-Energie auf allen Außenleitern (Gesamtertrag), in Wh</text:p>
          </table:table-cell>
        </table:table-row>
        <table:table-row table:style-name="ro1">
          <table:table-cell office:value-type="float" office:value="30531" calcext:value-type="float">
            <text:p>30531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FIX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Total eingespeiste AC-Energie auf allen Außenleitern (Gesamtertrag), in kWh</text:p>
          </table:table-cell>
        </table:table-row>
        <table:table-row table:style-name="ro1">
          <table:table-cell office:value-type="float" office:value="30533" calcext:value-type="float">
            <text:p>30533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FIX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Total eingespeiste AC-Energie auf allen Außenleitern (Gesamtertrag), in MWh</text:p>
          </table:table-cell>
        </table:table-row>
        <table:table-row table:style-name="ro1">
          <table:table-cell office:value-type="float" office:value="30517" calcext:value-type="float">
            <text:p>30517</text:p>
          </table:table-cell>
          <table:table-cell office:value-type="string" calcext:value-type="string">
            <text:p>U64</text:p>
          </table:table-cell>
          <table:table-cell office:value-type="string" calcext:value-type="string">
            <text:p>FIX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Am laufenden Tag eingespeiste Energie auf allen Außenleitern (Tagesertrag), in Wh</text:p>
          </table:table-cell>
        </table:table-row>
        <table:table-row table:style-name="ro1">
          <table:table-cell office:value-type="float" office:value="30535" calcext:value-type="float">
            <text:p>30535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FIX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Am laufenden Tag eingespeiste Energie auf allen Außenleitern (Tagesertrag), in Wh</text:p>
          </table:table-cell>
        </table:table-row>
        <table:table-row table:style-name="ro1">
          <table:table-cell office:value-type="float" office:value="30537" calcext:value-type="float">
            <text:p>30537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FIX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Am laufenden Tag eingespeiste Energie auf allen Außenleitern (Tagesertrag), in kWh</text:p>
          </table:table-cell>
        </table:table-row>
        <table:table-row table:style-name="ro1">
          <table:table-cell office:value-type="float" office:value="30539" calcext:value-type="float">
            <text:p>30539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FIX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Am laufenden Tag eingespeiste Energie auf allen Außenleitern (Tagesertrag), in MWh</text:p>
          </table:table-cell>
        </table:table-row>
        <table:table-row table:style-name="ro1">
          <table:table-cell office:value-type="float" office:value="30775" calcext:value-type="float">
            <text:p>30775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FIX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Wirkleistung über alle Außenleiter, in W</text:p>
          </table:table-cell>
        </table:table-row>
        <table:table-row table:style-name="ro1">
          <table:table-cell office:value-type="float" office:value="30777" calcext:value-type="float">
            <text:p>30777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FIX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Wirkleistung Außenleiter L1, in W</text:p>
          </table:table-cell>
        </table:table-row>
        <table:table-row table:style-name="ro1">
          <table:table-cell office:value-type="float" office:value="30779" calcext:value-type="float">
            <text:p>30779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FIX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Wirkleistung Außenleiter L2, in W</text:p>
          </table:table-cell>
        </table:table-row>
        <table:table-row table:style-name="ro1">
          <table:table-cell office:value-type="float" office:value="30781" calcext:value-type="float">
            <text:p>30781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FIX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Wirkleistung Außenleiter L3, in W</text:p>
          </table:table-cell>
        </table:table-row>
        <table:table-row table:style-name="ro1">
          <table:table-cell office:value-type="float" office:value="30783" calcext:value-type="float">
            <text:p>30783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FIX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Netzspannung Außenleiter L1 gegen N, in V</text:p>
          </table:table-cell>
        </table:table-row>
        <table:table-row table:style-name="ro1">
          <table:table-cell office:value-type="float" office:value="30785" calcext:value-type="float">
            <text:p>30785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FIX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Netzspannung Außenleiter L2 gegen N, in V</text:p>
          </table:table-cell>
        </table:table-row>
        <table:table-row table:style-name="ro1">
          <table:table-cell office:value-type="float" office:value="30787" calcext:value-type="float">
            <text:p>30787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FIX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Netzspannung Außenleiter L3 gegen N, in V</text:p>
          </table:table-cell>
        </table:table-row>
        <table:table-row table:style-name="ro1">
          <table:table-cell office:value-type="float" office:value="30977" calcext:value-type="float">
            <text:p>30977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FIX3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Netzstrom Außenleiter L1, in A</text:p>
          </table:table-cell>
        </table:table-row>
        <table:table-row table:style-name="ro1">
          <table:table-cell office:value-type="float" office:value="30979" calcext:value-type="float">
            <text:p>30979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FIX3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Netzstrom Außenleiter L2, in A</text:p>
          </table:table-cell>
        </table:table-row>
        <table:table-row table:style-name="ro1">
          <table:table-cell office:value-type="float" office:value="30981" calcext:value-type="float">
            <text:p>30981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FIX3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Netzstrom Außenleiter L3, in A</text:p>
          </table:table-cell>
        </table:table-row>
        <table:table-row table:style-name="ro1">
          <table:table-cell office:value-type="float" office:value="30795" calcext:value-type="float">
            <text:p>30795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FIX3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Netzstrom über alle Außenleiter, in A</text:p>
          </table:table-cell>
        </table:table-row>
        <table:table-row table:style-name="ro1">
          <table:table-cell office:value-type="float" office:value="30803" calcext:value-type="float">
            <text:p>30803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FIX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Netzfrequenz, in Hz</text:p>
          </table:table-cell>
        </table:table-row>
        <table:table-row table:style-name="ro1">
          <table:table-cell office:value-type="float" office:value="30805" calcext:value-type="float">
            <text:p>30805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FIX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Blindleistung über alle Außenleiter, in var</text:p>
          </table:table-cell>
        </table:table-row>
        <table:table-row table:style-name="ro1">
          <table:table-cell office:value-type="float" office:value="30807" calcext:value-type="float">
            <text:p>30807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FIX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Blindleistung Außenleiter L1, in var</text:p>
          </table:table-cell>
        </table:table-row>
        <table:table-row table:style-name="ro1">
          <table:table-cell office:value-type="float" office:value="30809" calcext:value-type="float">
            <text:p>30809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FIX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Blindleistung Außenleiter L2, in var</text:p>
          </table:table-cell>
        </table:table-row>
        <table:table-row table:style-name="ro1">
          <table:table-cell office:value-type="float" office:value="30811" calcext:value-type="float">
            <text:p>30811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FIX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Blindleistung Außenleiter L3, in var</text:p>
          </table:table-cell>
        </table:table-row>
        <table:table-row table:style-name="ro1">
          <table:table-cell office:value-type="float" office:value="30813" calcext:value-type="float">
            <text:p>30813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FIX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Scheinleistung über alle Außenleiter, in VA</text:p>
          </table:table-cell>
        </table:table-row>
        <table:table-row table:style-name="ro1">
          <table:table-cell office:value-type="float" office:value="30815" calcext:value-type="float">
            <text:p>30815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FIX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Scheinleistung Außenleiter L1, in VA</text:p>
          </table:table-cell>
        </table:table-row>
        <table:table-row table:style-name="ro1">
          <table:table-cell office:value-type="float" office:value="30817" calcext:value-type="float">
            <text:p>30817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FIX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Scheinleistung Außenleiter L2, in VA</text:p>
          </table:table-cell>
        </table:table-row>
        <table:table-row table:style-name="ro1">
          <table:table-cell office:value-type="float" office:value="30819" calcext:value-type="float">
            <text:p>30819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FIX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Scheinleistung Außenleiter L3, in V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C-Register</text:p>
          </table:table-cell>
          <table:table-cell table:number-columns-repeated="4"/>
        </table:table-row>
        <table:table-row table:style-name="ro1">
          <table:table-cell office:value-type="float" office:value="30769" calcext:value-type="float">
            <text:p>30769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FIX3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DC-Strom Eingang 1, in A</text:p>
          </table:table-cell>
        </table:table-row>
        <table:table-row table:style-name="ro1">
          <table:table-cell office:value-type="float" office:value="30771" calcext:value-type="float">
            <text:p>30771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FIX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DC-Spannung Eingang 1, in V</text:p>
          </table:table-cell>
        </table:table-row>
        <table:table-row table:style-name="ro1">
          <table:table-cell office:value-type="float" office:value="30773" calcext:value-type="float">
            <text:p>30773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FIX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DC-Leistung Eingang 1, in W</text:p>
          </table:table-cell>
        </table:table-row>
        <table:table-row table:style-name="ro1">
          <table:table-cell office:value-type="float" office:value="30957" calcext:value-type="float">
            <text:p>30957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FIX3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DC-Strom Eingang 2, in A</text:p>
          </table:table-cell>
        </table:table-row>
        <table:table-row table:style-name="ro1">
          <table:table-cell office:value-type="float" office:value="30959" calcext:value-type="float">
            <text:p>30959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FIX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DC-Spannung Eingang 2, in V</text:p>
          </table:table-cell>
        </table:table-row>
        <table:table-row table:style-name="ro1">
          <table:table-cell office:value-type="float" office:value="30961" calcext:value-type="float">
            <text:p>30961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FIX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/>DC-Leistung Eingang 2, in W</text:p>
          </table:table-cell>
        </table:table-row>
      </table:table>
      <table:table table:name="Tabelle2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6" table:default-cell-style-name="ce1"/>
        <table:table-column table:style-name="co8" table:default-cell-style-name="ce1"/>
        <table:table-column table:style-name="co1" table:number-columns-repeated="1004" table:default-cell-style-name="ce1"/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Bytes</text:p>
          </table:table-cell>
          <table:table-cell table:style-name="ce2" office:value-type="string" calcext:value-type="string">
            <text:p>Signed</text:p>
          </table:table-cell>
          <table:table-cell table:style-name="ce2" office:value-type="string" calcext:value-type="string">
            <text:p>Nachkommastellen</text:p>
          </table:table-cell>
          <table:table-cell table:style-name="ce2" office:value-type="string" calcext:value-type="string">
            <office:annotation draw:style-name="gr1" draw:text-style-name="P2" svg:width="2.899cm" svg:height="1.799cm" svg:x="14.869cm" svg:y="0cm" draw:caption-point-x="-0.61cm" draw:caption-point-y="0.01cm">
              <dc:date>2021-11-20T00:00:00</dc:date>
              <text:p text:style-name="P1"><text:span text:style-name="T1">1 = Min</text:span></text:p>
              <text:p text:style-name="P1"><text:span text:style-name="T1">2 = Tag</text:span></text:p>
              <text:p text:style-name="P1"><text:span text:style-name="T1">0 = kein</text:span></text:p>
            </office:annotation>
            <text:p>Zyklus</text:p>
          </table:table-cell>
          <table:table-cell table:style-name="ce2" office:value-type="string" calcext:value-type="string">
            <text:p>Datentyp</text:p>
          </table:table-cell>
          <table:table-cell table:style-name="ce2" office:value-type="string" calcext:value-type="string">
            <text:p>Datenart</text:p>
          </table:table-cell>
          <table:table-cell table:style-name="ce2" office:value-type="string" calcext:value-type="string">
            <text:p>Nur Lesen</text:p>
          </table:table-cell>
          <table:table-cell table:style-name="ce2" office:value-type="string" calcext:value-type="string">
            <text:p>Kurz Bez</text:p>
          </table:table-cell>
          <table:table-cell table:style-name="ce2" office:value-type="string" calcext:value-type="string">
            <text:p>Gruppierung für DB</text:p>
          </table:table-cell>
          <table:table-cell table:style-name="ce2"/>
          <table:table-cell table:number-columns-repeated="1013"/>
        </table:table-row>
        <table:table-row table:style-name="ro1" table:visibility="filter">
          <table:table-cell table:style-name="ce17" office:value-type="float" office:value="30201" calcext:value-type="float">
            <text:p>30201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U32</text:p>
          </table:table-cell>
          <table:table-cell table:style-name="ce17" office:value-type="string" calcext:value-type="string">
            <text:p>ENUM</text:p>
          </table:table-cell>
          <table:table-cell table:style-name="ce17" office:value-type="string" calcext:value-type="string">
            <text:p>RO</text:p>
          </table:table-cell>
          <table:table-cell table:style-name="ce17" office:value-type="string" calcext:value-type="string">
            <text:p>StatusGerae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<text:s/>Status des Geräts: 35 = Fehler; 303 = Aus; 307 = OK; 455 = Warnung </text:p>
          </table:table-cell>
          <table:table-cell table:style-name="ce17" table:number-columns-repeated="1013"/>
        </table:table-row>
        <table:table-row table:style-name="ro1" table:visibility="filter">
          <table:table-cell table:style-name="ce17" office:value-type="float" office:value="30211" calcext:value-type="float">
            <text:p>30211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U32</text:p>
          </table:table-cell>
          <table:table-cell table:style-name="ce17" office:value-type="string" calcext:value-type="string">
            <text:p>ENUM</text:p>
          </table:table-cell>
          <table:table-cell table:style-name="ce17" office:value-type="string" calcext:value-type="string">
            <text:p>RO</text:p>
          </table:table-cell>
          <table:table-cell table:style-name="ce17" office:value-type="string" calcext:value-type="string">
            <text:p>EmpfAktion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<text:s/>Empfohlene Aktion: 336 = Hersteller kontaktieren; 337 = Installateur kontaktieren; 338 = Ungültig; 887 = Keine empfohlene Aktion</text:p>
          </table:table-cell>
          <table:table-cell table:style-name="ce17" table:number-columns-repeated="1013"/>
        </table:table-row>
        <table:table-row table:style-name="ro1" table:visibility="filter">
          <table:table-cell table:style-name="ce17" office:value-type="float" office:value="30217" calcext:value-type="float">
            <text:p>30217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U32</text:p>
          </table:table-cell>
          <table:table-cell table:style-name="ce17" office:value-type="string" calcext:value-type="string">
            <text:p>ENUM</text:p>
          </table:table-cell>
          <table:table-cell table:style-name="ce17" office:value-type="string" calcext:value-type="string">
            <text:p>RO</text:p>
          </table:table-cell>
          <table:table-cell table:style-name="ce17" office:value-type="string" calcext:value-type="string">
            <text:p>Schuetz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<text:s/>Netz Schütz: 51 = Schütz geschlossen; 311 = Schütz offen</text:p>
          </table:table-cell>
          <table:table-cell table:style-name="ce17" table:number-columns-repeated="1013"/>
        </table:table-row>
        <table:table-row table:style-name="ro1" table:visibility="filter">
          <table:table-cell table:style-name="ce17" office:value-type="float" office:value="30225" calcext:value-type="float">
            <text:p>30225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U32</text:p>
          </table:table-cell>
          <table:table-cell table:style-name="ce17" office:value-type="string" calcext:value-type="string">
            <text:p>FIX0</text:p>
          </table:table-cell>
          <table:table-cell table:style-name="ce17" office:value-type="string" calcext:value-type="string">
            <text:p>RO</text:p>
          </table:table-cell>
          <table:table-cell table:style-name="ce17" office:value-type="string" calcext:value-type="string">
            <text:p>Iso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<text:s/>Isolationswiderstand, in Ω</text:p>
          </table:table-cell>
          <table:table-cell table:style-name="ce17" table:number-columns-repeated="1013"/>
        </table:table-row>
        <table:table-row table:style-name="ro1">
          <table:table-cell table:style-name="ce18" office:value-type="float" office:value="30513" calcext:value-type="float">
            <text:p>30513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U64</text:p>
          </table:table-cell>
          <table:table-cell table:style-name="ce18" office:value-type="string" calcext:value-type="string">
            <text:p>FIX0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ACErtragGesWh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<text:s/>Total eingespeiste AC-Energie auf allen Außenleitern (Gesamtertrag), in Wh</text:p>
          </table:table-cell>
          <table:table-cell table:style-name="ce18" office:value-type="string" calcext:value-type="string">
            <text:p>BIGINT UNSIGNED</text:p>
          </table:table-cell>
          <table:table-cell table:style-name="ce18" table:formula="of:=CONCATENATE([.I6]; &quot; &quot;; [.L6]; &quot;, &quot;)" office:value-type="string" office:string-value="ACErtragGesWh BIGINT UNSIGNED, " calcext:value-type="string">
            <text:p>ACErtragGesWh BIGINT UNSIGNED, </text:p>
          </table:table-cell>
          <table:table-cell table:style-name="ce18" table:number-columns-repeated="1011"/>
        </table:table-row>
        <table:table-row table:style-name="ro1" table:visibility="filter">
          <table:table-cell table:style-name="ce19" office:value-type="float" office:value="30517" calcext:value-type="float">
            <text:p>30517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U64</text:p>
          </table:table-cell>
          <table:table-cell table:style-name="ce19" office:value-type="string" calcext:value-type="string">
            <text:p>FIX0</text:p>
          </table:table-cell>
          <table:table-cell table:style-name="ce19" office:value-type="string" calcext:value-type="string">
            <text:p>RO</text:p>
          </table:table-cell>
          <table:table-cell table:style-name="ce19" office:value-type="string" calcext:value-type="string">
            <text:p>ACErtragTagWh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<text:s/>Am laufenden Tag eingespeiste Energie auf allen Außenleitern (Tagesertrag), in Wh</text:p>
          </table:table-cell>
          <table:table-cell table:style-name="ce19" office:value-type="string" calcext:value-type="string">
            <text:p>BIGINT UNSIGNED</text:p>
          </table:table-cell>
          <table:table-cell table:style-name="ce19" table:formula="of:=CONCATENATE([.I7]; &quot; &quot;; [.L7]; &quot;, &quot;)" office:value-type="string" office:string-value="ACErtragTagWh BIGINT UNSIGNED, " calcext:value-type="string">
            <text:p>ACErtragTagWh BIGINT UNSIGNED, </text:p>
          </table:table-cell>
          <table:table-cell table:style-name="ce19" table:number-columns-repeated="1011"/>
        </table:table-row>
        <table:table-row table:style-name="ro1" table:visibility="filter">
          <table:table-cell table:style-name="ce20" office:value-type="float" office:value="30521" calcext:value-type="float">
            <text:p>30521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U64</text:p>
          </table:table-cell>
          <table:table-cell table:style-name="ce20" office:value-type="string" calcext:value-type="string">
            <text:p>Dauer</text:p>
          </table:table-cell>
          <table:table-cell table:style-name="ce20" office:value-type="string" calcext:value-type="string">
            <text:p>RO</text:p>
          </table:table-cell>
          <table:table-cell table:style-name="ce20" office:value-type="string" calcext:value-type="string">
            <text:p>BetrZeit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<text:s/>Betriebszeit, in s</text:p>
          </table:table-cell>
          <table:table-cell table:style-name="ce20" table:number-columns-repeated="1013"/>
        </table:table-row>
        <table:table-row table:style-name="ro1" table:visibility="filter">
          <table:table-cell table:style-name="ce20" office:value-type="float" office:value="30525" calcext:value-type="float">
            <text:p>30525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U64</text:p>
          </table:table-cell>
          <table:table-cell table:style-name="ce20" office:value-type="string" calcext:value-type="string">
            <text:p>Dauer</text:p>
          </table:table-cell>
          <table:table-cell table:style-name="ce20" office:value-type="string" calcext:value-type="string">
            <text:p>RO</text:p>
          </table:table-cell>
          <table:table-cell table:style-name="ce20" office:value-type="string" calcext:value-type="string">
            <text:p>EinspZeit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<text:s/>Einspeisezeit, in s</text:p>
          </table:table-cell>
          <table:table-cell table:style-name="ce20" table:number-columns-repeated="1013"/>
        </table:table-row>
        <table:table-row table:style-name="ro1" table:visibility="filter">
          <table:table-cell table:style-name="ce19" office:value-type="float" office:value="30529" calcext:value-type="float">
            <text:p>30529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U32</text:p>
          </table:table-cell>
          <table:table-cell table:style-name="ce19" office:value-type="string" calcext:value-type="string">
            <text:p>FIX0</text:p>
          </table:table-cell>
          <table:table-cell table:style-name="ce19" office:value-type="string" calcext:value-type="string">
            <text:p>RO</text:p>
          </table:table-cell>
          <table:table-cell table:style-name="ce19" office:value-type="string" calcext:value-type="string">
            <text:p>ACErtragGesWh_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<text:s/>Total eingespeiste AC-Energie auf allen Außenleitern (Gesamtertrag), in Wh</text:p>
          </table:table-cell>
          <table:table-cell table:style-name="ce19" table:number-columns-repeated="1013"/>
        </table:table-row>
        <table:table-row table:style-name="ro1" table:visibility="filter">
          <table:table-cell table:style-name="ce19" office:value-type="float" office:value="30531" calcext:value-type="float">
            <text:p>3053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U32</text:p>
          </table:table-cell>
          <table:table-cell table:style-name="ce19" office:value-type="string" calcext:value-type="string">
            <text:p>FIX0</text:p>
          </table:table-cell>
          <table:table-cell table:style-name="ce19" office:value-type="string" calcext:value-type="string">
            <text:p>RO</text:p>
          </table:table-cell>
          <table:table-cell table:style-name="ce19" office:value-type="string" calcext:value-type="string">
            <text:p>ACErtragGeskWh_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<text:s/>Total eingespeiste AC-Energie auf allen Außenleitern (Gesamtertrag), in kWh</text:p>
          </table:table-cell>
          <table:table-cell table:style-name="ce19" table:number-columns-repeated="1013"/>
        </table:table-row>
        <table:table-row table:style-name="ro1" table:visibility="filter">
          <table:table-cell table:style-name="ce19" office:value-type="float" office:value="30533" calcext:value-type="float">
            <text:p>3053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U32</text:p>
          </table:table-cell>
          <table:table-cell table:style-name="ce19" office:value-type="string" calcext:value-type="string">
            <text:p>FIX0</text:p>
          </table:table-cell>
          <table:table-cell table:style-name="ce19" office:value-type="string" calcext:value-type="string">
            <text:p>RO</text:p>
          </table:table-cell>
          <table:table-cell table:style-name="ce19" office:value-type="string" calcext:value-type="string">
            <text:p>ACErtragGesMWh_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<text:s/>Total eingespeiste AC-Energie auf allen Außenleitern (Gesamtertrag), in MWh</text:p>
          </table:table-cell>
          <table:table-cell table:style-name="ce19" table:number-columns-repeated="1013"/>
        </table:table-row>
        <table:table-row table:style-name="ro1">
          <table:table-cell table:style-name="ce21" office:value-type="float" office:value="30535" calcext:value-type="float">
            <text:p>30535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U32</text:p>
          </table:table-cell>
          <table:table-cell table:style-name="ce21" office:value-type="string" calcext:value-type="string">
            <text:p>FIX0</text:p>
          </table:table-cell>
          <table:table-cell table:style-name="ce21" office:value-type="string" calcext:value-type="string">
            <text:p>RO</text:p>
          </table:table-cell>
          <table:table-cell table:style-name="ce21" office:value-type="string" calcext:value-type="string">
            <text:p>ACErtragTagWh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<text:s/>Am laufenden Tag eingespeiste Energie auf allen Außenleitern (Tagesertrag), in Wh</text:p>
          </table:table-cell>
          <table:table-cell table:style-name="ce21" office:value-type="string" calcext:value-type="string">
            <text:p>INT UNSIGNED</text:p>
          </table:table-cell>
          <table:table-cell table:style-name="ce18" table:formula="of:=CONCATENATE([.I13]; &quot; &quot;; [.L13]; &quot;, &quot;)" office:value-type="string" office:string-value="ACErtragTagWh INT UNSIGNED, " calcext:value-type="string">
            <text:p>ACErtragTagWh INT UNSIGNED, </text:p>
          </table:table-cell>
          <table:table-cell table:style-name="ce21" table:number-columns-repeated="1011"/>
        </table:table-row>
        <table:table-row table:style-name="ro1" table:visibility="filter">
          <table:table-cell table:style-name="ce19" office:value-type="float" office:value="30537" calcext:value-type="float">
            <text:p>30537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U32</text:p>
          </table:table-cell>
          <table:table-cell table:style-name="ce19" office:value-type="string" calcext:value-type="string">
            <text:p>FIX0</text:p>
          </table:table-cell>
          <table:table-cell table:style-name="ce19" office:value-type="string" calcext:value-type="string">
            <text:p>RO</text:p>
          </table:table-cell>
          <table:table-cell table:style-name="ce19" office:value-type="string" calcext:value-type="string">
            <text:p>ACErtragTagkWh_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<text:s/>Am laufenden Tag eingespeiste Energie auf allen Außenleitern (Tagesertrag), in kWh</text:p>
          </table:table-cell>
          <table:table-cell table:style-name="ce19" table:number-columns-repeated="1013"/>
        </table:table-row>
        <table:table-row table:style-name="ro1" table:visibility="filter">
          <table:table-cell table:style-name="ce19" office:value-type="float" office:value="30539" calcext:value-type="float">
            <text:p>30539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U32</text:p>
          </table:table-cell>
          <table:table-cell table:style-name="ce19" office:value-type="string" calcext:value-type="string">
            <text:p>FIX0</text:p>
          </table:table-cell>
          <table:table-cell table:style-name="ce19" office:value-type="string" calcext:value-type="string">
            <text:p>RO</text:p>
          </table:table-cell>
          <table:table-cell table:style-name="ce19" office:value-type="string" calcext:value-type="string">
            <text:p>ACErtragTagMWh_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<text:s/>Am laufenden Tag eingespeiste Energie auf allen Außenleitern (Tagesertrag), in MWh</text:p>
          </table:table-cell>
          <table:table-cell table:style-name="ce19" table:number-columns-repeated="1013"/>
        </table:table-row>
        <table:table-row table:style-name="ro1" table:visibility="filter">
          <table:table-cell table:style-name="ce19" office:value-type="float" office:value="30541" calcext:value-type="float">
            <text:p>3054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U32</text:p>
          </table:table-cell>
          <table:table-cell table:style-name="ce19" office:value-type="string" calcext:value-type="string">
            <text:p>Dauer</text:p>
          </table:table-cell>
          <table:table-cell table:style-name="ce19" office:value-type="string" calcext:value-type="string">
            <text:p>RO</text:p>
          </table:table-cell>
          <table:table-cell table:style-name="ce19" office:value-type="string" calcext:value-type="string">
            <text:p>BetrZeit_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<text:s/>Betriebszeit, in s</text:p>
          </table:table-cell>
          <table:table-cell table:style-name="ce19" table:number-columns-repeated="1013"/>
        </table:table-row>
        <table:table-row table:style-name="ro1" table:visibility="filter">
          <table:table-cell table:style-name="ce19" office:value-type="float" office:value="30543" calcext:value-type="float">
            <text:p>3054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U32</text:p>
          </table:table-cell>
          <table:table-cell table:style-name="ce19" office:value-type="string" calcext:value-type="string">
            <text:p>Dauer</text:p>
          </table:table-cell>
          <table:table-cell table:style-name="ce19" office:value-type="string" calcext:value-type="string">
            <text:p>RO</text:p>
          </table:table-cell>
          <table:table-cell table:style-name="ce19" office:value-type="string" calcext:value-type="string">
            <text:p>EinspZeit_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<text:s/>Einspeisezeit, in s</text:p>
          </table:table-cell>
          <table:table-cell table:style-name="ce19" table:number-columns-repeated="1013"/>
        </table:table-row>
        <table:table-row table:style-name="ro1" table:visibility="filter">
          <table:table-cell table:style-name="ce20" office:value-type="float" office:value="30559" calcext:value-type="float">
            <text:p>30559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U32</text:p>
          </table:table-cell>
          <table:table-cell table:style-name="ce20" office:value-type="string" calcext:value-type="string">
            <text:p>FIX0</text:p>
          </table:table-cell>
          <table:table-cell table:style-name="ce20" office:value-type="string" calcext:value-type="string">
            <text:p>RO</text:p>
          </table:table-cell>
          <table:table-cell table:style-name="ce20" office:value-type="string" calcext:value-type="string">
            <text:p>AnzEreignUse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<text:s/>Anzahl Ereignisse im User-Level</text:p>
          </table:table-cell>
          <table:table-cell table:style-name="ce20" table:number-columns-repeated="1013"/>
        </table:table-row>
        <table:table-row table:style-name="ro1" table:visibility="filter">
          <table:table-cell table:style-name="ce20" office:value-type="float" office:value="30561" calcext:value-type="float">
            <text:p>3056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U32</text:p>
          </table:table-cell>
          <table:table-cell table:style-name="ce20" office:value-type="string" calcext:value-type="string">
            <text:p>FIX0</text:p>
          </table:table-cell>
          <table:table-cell table:style-name="ce20" office:value-type="string" calcext:value-type="string">
            <text:p>RO</text:p>
          </table:table-cell>
          <table:table-cell table:style-name="ce20" office:value-type="string" calcext:value-type="string">
            <text:p>AnzEreignInst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<text:s/>Anzahl Ereignisse im Installateur-Level</text:p>
          </table:table-cell>
          <table:table-cell table:style-name="ce20" table:number-columns-repeated="1013"/>
        </table:table-row>
        <table:table-row table:style-name="ro1" table:visibility="filter">
          <table:table-cell table:style-name="ce20" office:value-type="float" office:value="30563" calcext:value-type="float">
            <text:p>3056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U32</text:p>
          </table:table-cell>
          <table:table-cell table:style-name="ce20" office:value-type="string" calcext:value-type="string">
            <text:p>FIX0</text:p>
          </table:table-cell>
          <table:table-cell table:style-name="ce20" office:value-type="string" calcext:value-type="string">
            <text:p>RO</text:p>
          </table:table-cell>
          <table:table-cell table:style-name="ce20" office:value-type="string" calcext:value-type="string">
            <text:p>AnzEreignServ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<text:s/>Anzahl Ereignisse im Service-Level</text:p>
          </table:table-cell>
          <table:table-cell table:style-name="ce20" table:number-columns-repeated="1013"/>
        </table:table-row>
        <table:table-row table:style-name="ro1" table:visibility="filter">
          <table:table-cell table:style-name="ce20" office:value-type="float" office:value="30599" calcext:value-type="float">
            <text:p>30599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U32</text:p>
          </table:table-cell>
          <table:table-cell table:style-name="ce20" office:value-type="string" calcext:value-type="string">
            <text:p>FIX0</text:p>
          </table:table-cell>
          <table:table-cell table:style-name="ce20" office:value-type="string" calcext:value-type="string">
            <text:p>RO</text:p>
          </table:table-cell>
          <table:table-cell table:style-name="ce20" office:value-type="string" calcext:value-type="string">
            <text:p>AnzNetzzusch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<text:s/>Anzahl Netzzuschaltungen</text:p>
          </table:table-cell>
          <table:table-cell table:style-name="ce20" table:number-columns-repeated="1013"/>
        </table:table-row>
        <table:table-row table:style-name="ro1" table:visibility="filter">
          <table:table-cell table:style-name="ce22" office:value-type="float" office:value="30769" calcext:value-type="float">
            <text:p>30769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32</text:p>
          </table:table-cell>
          <table:table-cell table:style-name="ce22" office:value-type="string" calcext:value-type="string">
            <text:p>FIX3</text:p>
          </table:table-cell>
          <table:table-cell table:style-name="ce22" office:value-type="string" calcext:value-type="string">
            <text:p>RO</text:p>
          </table:table-cell>
          <table:table-cell table:style-name="ce22" office:value-type="string" calcext:value-type="string">
            <text:p>DCStromE1A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<text:s/>DC-Strom Eingang 1, in A</text:p>
          </table:table-cell>
          <table:table-cell table:style-name="ce22" table:number-columns-repeated="1013"/>
        </table:table-row>
        <table:table-row table:style-name="ro1" table:visibility="filter">
          <table:table-cell table:style-name="ce22" office:value-type="float" office:value="30771" calcext:value-type="float">
            <text:p>3077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32</text:p>
          </table:table-cell>
          <table:table-cell table:style-name="ce22" office:value-type="string" calcext:value-type="string">
            <text:p>FIX2</text:p>
          </table:table-cell>
          <table:table-cell table:style-name="ce22" office:value-type="string" calcext:value-type="string">
            <text:p>RO</text:p>
          </table:table-cell>
          <table:table-cell table:style-name="ce22" office:value-type="string" calcext:value-type="string">
            <text:p>DCSpannungE1V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<text:s/>DC-Spannung Eingang 1, in V</text:p>
          </table:table-cell>
          <table:table-cell table:style-name="ce22" table:number-columns-repeated="1013"/>
        </table:table-row>
        <table:table-row table:style-name="ro1" table:visibility="filter">
          <table:table-cell table:style-name="ce22" office:value-type="float" office:value="30773" calcext:value-type="float">
            <text:p>3077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32</text:p>
          </table:table-cell>
          <table:table-cell table:style-name="ce22" office:value-type="string" calcext:value-type="string">
            <text:p>FIX0</text:p>
          </table:table-cell>
          <table:table-cell table:style-name="ce22" office:value-type="string" calcext:value-type="string">
            <text:p>RO</text:p>
          </table:table-cell>
          <table:table-cell table:style-name="ce22" office:value-type="string" calcext:value-type="string">
            <text:p>DCLeistungE1W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<text:s/>DC-Leistung Eingang 1, in W</text:p>
          </table:table-cell>
          <table:table-cell table:style-name="ce22" table:number-columns-repeated="1013"/>
        </table:table-row>
        <table:table-row table:style-name="ro1">
          <table:table-cell table:style-name="ce18" office:value-type="float" office:value="30775" calcext:value-type="float">
            <text:p>3077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32</text:p>
          </table:table-cell>
          <table:table-cell table:style-name="ce18" office:value-type="string" calcext:value-type="string">
            <text:p>FIX0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WLeistungGesW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<text:s/>Wirkleistung über alle Außenleiter, in W</text:p>
          </table:table-cell>
          <table:table-cell table:style-name="ce18" office:value-type="string" calcext:value-type="string">
            <text:p>INT</text:p>
          </table:table-cell>
          <table:table-cell table:style-name="ce18" table:formula="of:=CONCATENATE([.I25]; &quot; &quot;; [.L25]; &quot;, &quot;)" office:value-type="string" office:string-value="WLeistungGesW INT, " calcext:value-type="string">
            <text:p>WLeistungGesW INT, </text:p>
          </table:table-cell>
          <table:table-cell table:style-name="ce18" table:number-columns-repeated="1011"/>
        </table:table-row>
        <table:table-row table:style-name="ro1">
          <table:table-cell table:style-name="ce18" office:value-type="float" office:value="30777" calcext:value-type="float">
            <text:p>3077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32</text:p>
          </table:table-cell>
          <table:table-cell table:style-name="ce18" office:value-type="string" calcext:value-type="string">
            <text:p>FIX0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L1WLeistungW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<text:s/>Wirkleistung Außenleiter L1, in W</text:p>
          </table:table-cell>
          <table:table-cell table:style-name="ce18" office:value-type="string" calcext:value-type="string">
            <text:p>INT</text:p>
          </table:table-cell>
          <table:table-cell table:style-name="ce18" table:formula="of:=CONCATENATE([.I26]; &quot; &quot;; [.L26]; &quot;, &quot;)" office:value-type="string" office:string-value="L1WLeistungW INT, " calcext:value-type="string">
            <text:p>L1WLeistungW INT, </text:p>
          </table:table-cell>
          <table:table-cell table:style-name="ce18" table:number-columns-repeated="1011"/>
        </table:table-row>
        <table:table-row table:style-name="ro1">
          <table:table-cell table:style-name="ce18" office:value-type="float" office:value="30779" calcext:value-type="float">
            <text:p>3077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32</text:p>
          </table:table-cell>
          <table:table-cell table:style-name="ce18" office:value-type="string" calcext:value-type="string">
            <text:p>FIX0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L2WLeistungW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<text:s/>Wirkleistung Außenleiter L2, in W</text:p>
          </table:table-cell>
          <table:table-cell table:style-name="ce18" office:value-type="string" calcext:value-type="string">
            <text:p>INT</text:p>
          </table:table-cell>
          <table:table-cell table:style-name="ce18" table:formula="of:=CONCATENATE([.I27]; &quot; &quot;; [.L27]; &quot;, &quot;)" office:value-type="string" office:string-value="L2WLeistungW INT, " calcext:value-type="string">
            <text:p>L2WLeistungW INT, </text:p>
          </table:table-cell>
          <table:table-cell table:style-name="ce18" table:number-columns-repeated="1011"/>
        </table:table-row>
        <table:table-row table:style-name="ro1">
          <table:table-cell table:style-name="ce18" office:value-type="float" office:value="30781" calcext:value-type="float">
            <text:p>3078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32</text:p>
          </table:table-cell>
          <table:table-cell table:style-name="ce18" office:value-type="string" calcext:value-type="string">
            <text:p>FIX0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L3WLeistungW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<text:s/>Wirkleistung Außenleiter L3, in W</text:p>
          </table:table-cell>
          <table:table-cell table:style-name="ce18" office:value-type="string" calcext:value-type="string">
            <text:p>INT</text:p>
          </table:table-cell>
          <table:table-cell table:style-name="ce18" table:formula="of:=CONCATENATE([.I28]; &quot; &quot;; [.L28]; &quot;, &quot;)" office:value-type="string" office:string-value="L3WLeistungW INT, " calcext:value-type="string">
            <text:p>L3WLeistungW INT, </text:p>
          </table:table-cell>
          <table:table-cell table:style-name="ce18" table:number-columns-repeated="1011"/>
        </table:table-row>
        <table:table-row table:style-name="ro1">
          <table:table-cell table:style-name="ce18" office:value-type="float" office:value="30783" calcext:value-type="float">
            <text:p>3078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U32</text:p>
          </table:table-cell>
          <table:table-cell table:style-name="ce18" office:value-type="string" calcext:value-type="string">
            <text:p>FIX2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L1SpannungV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<text:s/>Netzspannung Außenleiter L1 gegen N, in V</text:p>
          </table:table-cell>
          <table:table-cell table:style-name="ce18" office:value-type="string" calcext:value-type="string">
            <text:p>FLOAT UNSIGNED</text:p>
          </table:table-cell>
          <table:table-cell table:style-name="ce18" table:formula="of:=CONCATENATE([.I29]; &quot; &quot;; [.L29]; &quot;, &quot;)" office:value-type="string" office:string-value="L1SpannungV FLOAT UNSIGNED, " calcext:value-type="string">
            <text:p>L1SpannungV FLOAT UNSIGNED, </text:p>
          </table:table-cell>
          <table:table-cell table:style-name="ce18" table:number-columns-repeated="1011"/>
        </table:table-row>
        <table:table-row table:style-name="ro1">
          <table:table-cell table:style-name="ce18" office:value-type="float" office:value="30785" calcext:value-type="float">
            <text:p>3078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U32</text:p>
          </table:table-cell>
          <table:table-cell table:style-name="ce18" office:value-type="string" calcext:value-type="string">
            <text:p>FIX2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L2SpannungV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<text:s/>Netzspannung Außenleiter L2 gegen N, in V</text:p>
          </table:table-cell>
          <table:table-cell table:style-name="ce18" office:value-type="string" calcext:value-type="string">
            <text:p>FLOAT UNSIGNED</text:p>
          </table:table-cell>
          <table:table-cell table:style-name="ce18" table:formula="of:=CONCATENATE([.I30]; &quot; &quot;; [.L30]; &quot;, &quot;)" office:value-type="string" office:string-value="L2SpannungV FLOAT UNSIGNED, " calcext:value-type="string">
            <text:p>L2SpannungV FLOAT UNSIGNED, </text:p>
          </table:table-cell>
          <table:table-cell table:style-name="ce18" table:number-columns-repeated="1011"/>
        </table:table-row>
        <table:table-row table:style-name="ro1">
          <table:table-cell table:style-name="ce18" office:value-type="float" office:value="30787" calcext:value-type="float">
            <text:p>3078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U32</text:p>
          </table:table-cell>
          <table:table-cell table:style-name="ce18" office:value-type="string" calcext:value-type="string">
            <text:p>FIX2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L3SpannungV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<text:s/>Netzspannung Außenleiter L3 gegen N, in V</text:p>
          </table:table-cell>
          <table:table-cell table:style-name="ce18" office:value-type="string" calcext:value-type="string">
            <text:p>FLOAT UNSIGNED</text:p>
          </table:table-cell>
          <table:table-cell table:style-name="ce18" table:formula="of:=CONCATENATE([.I31]; &quot; &quot;; [.L31]; &quot;, &quot;)" office:value-type="string" office:string-value="L3SpannungV FLOAT UNSIGNED, " calcext:value-type="string">
            <text:p>L3SpannungV FLOAT UNSIGNED, </text:p>
          </table:table-cell>
          <table:table-cell table:style-name="ce18" table:number-columns-repeated="1011"/>
        </table:table-row>
        <table:table-row table:style-name="ro1">
          <table:table-cell table:style-name="ce18" office:value-type="float" office:value="30795" calcext:value-type="float">
            <text:p>3079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U32</text:p>
          </table:table-cell>
          <table:table-cell table:style-name="ce18" office:value-type="string" calcext:value-type="string">
            <text:p>FIX3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NetzstromGesA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<text:s/>Netzstrom über alle Außenleiter, in A</text:p>
          </table:table-cell>
          <table:table-cell table:style-name="ce18" office:value-type="string" calcext:value-type="string">
            <text:p>FLOAT UNSIGNED</text:p>
          </table:table-cell>
          <table:table-cell table:style-name="ce18" table:formula="of:=CONCATENATE([.I32]; &quot; &quot;; [.L32]; &quot;, &quot;)" office:value-type="string" office:string-value="NetzstromGesA FLOAT UNSIGNED, " calcext:value-type="string">
            <text:p>NetzstromGesA FLOAT UNSIGNED, </text:p>
          </table:table-cell>
          <table:table-cell table:style-name="ce18" table:number-columns-repeated="1011"/>
        </table:table-row>
        <table:table-row table:style-name="ro1" table:visibility="filter">
          <table:table-cell table:style-name="ce17" office:value-type="float" office:value="30803" calcext:value-type="float">
            <text:p>3080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U32</text:p>
          </table:table-cell>
          <table:table-cell table:style-name="ce17" office:value-type="string" calcext:value-type="string">
            <text:p>FIX2</text:p>
          </table:table-cell>
          <table:table-cell table:style-name="ce17" office:value-type="string" calcext:value-type="string">
            <text:p>RO</text:p>
          </table:table-cell>
          <table:table-cell table:style-name="ce17" office:value-type="string" calcext:value-type="string">
            <text:p>NetzfrequenzHz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<text:s/>Netzfrequenz, in Hz</text:p>
          </table:table-cell>
          <table:table-cell table:style-name="ce17" table:number-columns-repeated="1013"/>
        </table:table-row>
        <table:table-row table:style-name="ro1">
          <table:table-cell table:style-name="ce18" office:value-type="float" office:value="30805" calcext:value-type="float">
            <text:p>3080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32</text:p>
          </table:table-cell>
          <table:table-cell table:style-name="ce18" office:value-type="string" calcext:value-type="string">
            <text:p>FIX0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BlindleistungGes_var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<text:s/>Blindleistung über alle Außenleiter, in var</text:p>
          </table:table-cell>
          <table:table-cell table:style-name="ce18" office:value-type="string" calcext:value-type="string">
            <text:p>INT</text:p>
          </table:table-cell>
          <table:table-cell table:style-name="ce18" table:formula="of:=CONCATENATE([.I34]; &quot; &quot;; [.L34]; &quot;, &quot;)" office:value-type="string" office:string-value="BlindleistungGes_var INT, " calcext:value-type="string">
            <text:p>BlindleistungGes_var INT, </text:p>
          </table:table-cell>
          <table:table-cell table:style-name="ce18" table:number-columns-repeated="1011"/>
        </table:table-row>
        <table:table-row table:style-name="ro1">
          <table:table-cell table:style-name="ce18" office:value-type="float" office:value="30807" calcext:value-type="float">
            <text:p>3080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32</text:p>
          </table:table-cell>
          <table:table-cell table:style-name="ce18" office:value-type="string" calcext:value-type="string">
            <text:p>FIX0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L1BLeistung_var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<text:s/>Blindleistung Außenleiter L1, in var</text:p>
          </table:table-cell>
          <table:table-cell table:style-name="ce18" office:value-type="string" calcext:value-type="string">
            <text:p>INT</text:p>
          </table:table-cell>
          <table:table-cell table:style-name="ce18" table:formula="of:=CONCATENATE([.I35]; &quot; &quot;; [.L35]; &quot;, &quot;)" office:value-type="string" office:string-value="L1BLeistung_var INT, " calcext:value-type="string">
            <text:p>L1BLeistung_var INT, </text:p>
          </table:table-cell>
          <table:table-cell table:style-name="ce18" table:number-columns-repeated="1011"/>
        </table:table-row>
        <table:table-row table:style-name="ro1">
          <table:table-cell table:style-name="ce18" office:value-type="float" office:value="30809" calcext:value-type="float">
            <text:p>3080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32</text:p>
          </table:table-cell>
          <table:table-cell table:style-name="ce18" office:value-type="string" calcext:value-type="string">
            <text:p>FIX0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L2BLeistung_var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<text:s/>Blindleistung Außenleiter L2, in var</text:p>
          </table:table-cell>
          <table:table-cell table:style-name="ce18" office:value-type="string" calcext:value-type="string">
            <text:p>INT</text:p>
          </table:table-cell>
          <table:table-cell table:style-name="ce18" table:formula="of:=CONCATENATE([.I36]; &quot; &quot;; [.L36]; &quot;, &quot;)" office:value-type="string" office:string-value="L2BLeistung_var INT, " calcext:value-type="string">
            <text:p>L2BLeistung_var INT, </text:p>
          </table:table-cell>
          <table:table-cell table:style-name="ce18" table:number-columns-repeated="1011"/>
        </table:table-row>
        <table:table-row table:style-name="ro1">
          <table:table-cell table:style-name="ce18" office:value-type="float" office:value="30811" calcext:value-type="float">
            <text:p>3081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32</text:p>
          </table:table-cell>
          <table:table-cell table:style-name="ce18" office:value-type="string" calcext:value-type="string">
            <text:p>FIX0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L3BLeistung_var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<text:s/>Blindleistung Außenleiter L3, in var</text:p>
          </table:table-cell>
          <table:table-cell table:style-name="ce18" office:value-type="string" calcext:value-type="string">
            <text:p>INT</text:p>
          </table:table-cell>
          <table:table-cell table:style-name="ce18" table:formula="of:=CONCATENATE([.I37]; &quot; &quot;; [.L37]; &quot;, &quot;)" office:value-type="string" office:string-value="L3BLeistung_var INT, " calcext:value-type="string">
            <text:p>L3BLeistung_var INT, </text:p>
          </table:table-cell>
          <table:table-cell table:style-name="ce18" table:number-columns-repeated="1011"/>
        </table:table-row>
        <table:table-row table:style-name="ro1">
          <table:table-cell table:style-name="ce18" office:value-type="float" office:value="30813" calcext:value-type="float">
            <text:p>3081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32</text:p>
          </table:table-cell>
          <table:table-cell table:style-name="ce18" office:value-type="string" calcext:value-type="string">
            <text:p>FIX0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ScheinleistungGes_VA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<text:s/>Scheinleistung über alle Außenleiter, in VA</text:p>
          </table:table-cell>
          <table:table-cell table:style-name="ce18" office:value-type="string" calcext:value-type="string">
            <text:p>INT</text:p>
          </table:table-cell>
          <table:table-cell table:style-name="ce18" table:formula="of:=CONCATENATE([.I38]; &quot; &quot;; [.L38]; &quot;, &quot;)" office:value-type="string" office:string-value="ScheinleistungGes_VA INT, " calcext:value-type="string">
            <text:p>ScheinleistungGes_VA INT, </text:p>
          </table:table-cell>
          <table:table-cell table:style-name="ce18" table:number-columns-repeated="1011"/>
        </table:table-row>
        <table:table-row table:style-name="ro1">
          <table:table-cell table:style-name="ce18" office:value-type="float" office:value="30815" calcext:value-type="float">
            <text:p>3081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32</text:p>
          </table:table-cell>
          <table:table-cell table:style-name="ce18" office:value-type="string" calcext:value-type="string">
            <text:p>FIX0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L1SLeistungVA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<text:s/>Scheinleistung Außenleiter L1, in VA</text:p>
          </table:table-cell>
          <table:table-cell table:style-name="ce18" office:value-type="string" calcext:value-type="string">
            <text:p>INT</text:p>
          </table:table-cell>
          <table:table-cell table:style-name="ce18" table:formula="of:=CONCATENATE([.I39]; &quot; &quot;; [.L39]; &quot;, &quot;)" office:value-type="string" office:string-value="L1SLeistungVA INT, " calcext:value-type="string">
            <text:p>L1SLeistungVA INT, </text:p>
          </table:table-cell>
          <table:table-cell table:style-name="ce18" table:number-columns-repeated="1011"/>
        </table:table-row>
        <table:table-row table:style-name="ro1">
          <table:table-cell table:style-name="ce18" office:value-type="float" office:value="30817" calcext:value-type="float">
            <text:p>3081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32</text:p>
          </table:table-cell>
          <table:table-cell table:style-name="ce18" office:value-type="string" calcext:value-type="string">
            <text:p>FIX0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L2SLeistungVA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<text:s/>Scheinleistung Außenleiter L2, in VA</text:p>
          </table:table-cell>
          <table:table-cell table:style-name="ce18" office:value-type="string" calcext:value-type="string">
            <text:p>INT</text:p>
          </table:table-cell>
          <table:table-cell table:style-name="ce18" table:formula="of:=CONCATENATE([.I40]; &quot; &quot;; [.L40]; &quot;, &quot;)" office:value-type="string" office:string-value="L2SLeistungVA INT, " calcext:value-type="string">
            <text:p>L2SLeistungVA INT, </text:p>
          </table:table-cell>
          <table:table-cell table:style-name="ce18" table:number-columns-repeated="1011"/>
        </table:table-row>
        <table:table-row table:style-name="ro1">
          <table:table-cell table:style-name="ce18" office:value-type="float" office:value="30819" calcext:value-type="float">
            <text:p>3081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32</text:p>
          </table:table-cell>
          <table:table-cell table:style-name="ce18" office:value-type="string" calcext:value-type="string">
            <text:p>FIX0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L3SLeistungVA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<text:s/>Scheinleistung Außenleiter L3, in VA</text:p>
          </table:table-cell>
          <table:table-cell table:style-name="ce18" office:value-type="string" calcext:value-type="string">
            <text:p>INT</text:p>
          </table:table-cell>
          <table:table-cell table:style-name="ce18" table:formula="of:=CONCATENATE([.I41]; &quot; &quot;; [.L41]; &quot;, &quot;)" office:value-type="string" office:string-value="L3SLeistungVA INT, " calcext:value-type="string">
            <text:p>L3SLeistungVA INT, </text:p>
          </table:table-cell>
          <table:table-cell table:style-name="ce18" table:number-columns-repeated="1011"/>
        </table:table-row>
        <table:table-row table:style-name="ro1" table:visibility="filter">
          <table:table-cell table:style-name="ce20" office:value-type="float" office:value="30881" calcext:value-type="float">
            <text:p>3088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U32</text:p>
          </table:table-cell>
          <table:table-cell table:style-name="ce20" office:value-type="string" calcext:value-type="string">
            <text:p>ENUM</text:p>
          </table:table-cell>
          <table:table-cell table:style-name="ce20" office:value-type="string" calcext:value-type="string">
            <text:p>RO</text:p>
          </table:table-cell>
          <table:table-cell table:style-name="ce20" office:value-type="string" calcext:value-type="string">
            <text:p>Netzanbindung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<text:s/>Netzanbindung der PV-Anlage: 1779 = Getrennt; 1780 = Öffentliches Stromnetz; 1781 = Inselnetz</text:p>
          </table:table-cell>
          <table:table-cell table:style-name="ce20" table:number-columns-repeated="1013"/>
        </table:table-row>
        <table:table-row table:style-name="ro1" table:visibility="filter">
          <table:table-cell table:style-name="ce20" office:value-type="float" office:value="30925" calcext:value-type="float">
            <text:p>3092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U32</text:p>
          </table:table-cell>
          <table:table-cell table:style-name="ce20" office:value-type="string" calcext:value-type="string">
            <text:p>ENUM</text:p>
          </table:table-cell>
          <table:table-cell table:style-name="ce20" office:value-type="string" calcext:value-type="string">
            <text:p>RO</text:p>
          </table:table-cell>
          <table:table-cell table:style-name="ce20" office:value-type="string" calcext:value-type="string">
            <text:p>VerbGeschwNetz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<text:s/>Verbindungsgeschwindigkeit von Netzwerkanschluss A: 1720 = 10 MBit; 1721 = 100 MBit; 1725 = Nicht verbunden</text:p>
          </table:table-cell>
          <table:table-cell table:style-name="ce20" table:number-columns-repeated="1013"/>
        </table:table-row>
        <table:table-row table:style-name="ro1" table:visibility="filter">
          <table:table-cell table:style-name="ce20" office:value-type="float" office:value="30927" calcext:value-type="float">
            <text:p>30927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U32</text:p>
          </table:table-cell>
          <table:table-cell table:style-name="ce20" office:value-type="string" calcext:value-type="string">
            <text:p>ENUM</text:p>
          </table:table-cell>
          <table:table-cell table:style-name="ce20" office:value-type="string" calcext:value-type="string">
            <text:p>RO</text:p>
          </table:table-cell>
          <table:table-cell table:style-name="ce20" office:value-type="string" calcext:value-type="string">
            <text:p>DublexNetz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<text:s/>Duplexmodus von Netzwerkanschluss A: 1725 = Nicht verbunden; 1726 = Halbduplex; 1727 = Vollduplex</text:p>
          </table:table-cell>
          <table:table-cell table:style-name="ce20" table:number-columns-repeated="1013"/>
        </table:table-row>
        <table:table-row table:style-name="ro1" table:visibility="filter">
          <table:table-cell table:style-name="ce20" office:value-type="float" office:value="30929" calcext:value-type="float">
            <text:p>30929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U32</text:p>
          </table:table-cell>
          <table:table-cell table:style-name="ce20" office:value-type="string" calcext:value-type="string">
            <text:p>ENUM</text:p>
          </table:table-cell>
          <table:table-cell table:style-name="ce20" office:value-type="string" calcext:value-type="string">
            <text:p>RO</text:p>
          </table:table-cell>
          <table:table-cell table:style-name="ce20" office:value-type="string" calcext:value-type="string">
            <text:p>NetzVerbindStatus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<text:s/>Speedwire-Verbindungsstatus von Netzwerkanschluss A: 35 = Alarm; 307 = Ok; 455 = Warnung; 1725 = Nicht verbunden</text:p>
          </table:table-cell>
          <table:table-cell table:style-name="ce20" table:number-columns-repeated="1013"/>
        </table:table-row>
        <table:table-row table:style-name="ro1" table:visibility="filter">
          <table:table-cell table:style-name="ce17" office:value-type="float" office:value="30949" calcext:value-type="float">
            <text:p>30949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U32</text:p>
          </table:table-cell>
          <table:table-cell table:style-name="ce17" office:value-type="string" calcext:value-type="string">
            <text:p>FIX3</text:p>
          </table:table-cell>
          <table:table-cell table:style-name="ce17" office:value-type="string" calcext:value-type="string">
            <text:p>RO</text:p>
          </table:table-cell>
          <table:table-cell table:style-name="ce17" office:value-type="string" calcext:value-type="string">
            <text:p>VerschiebFakto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<text:s/>Verschiebungsfaktor</text:p>
          </table:table-cell>
          <table:table-cell table:style-name="ce17" table:number-columns-repeated="1013"/>
        </table:table-row>
        <table:table-row table:style-name="ro1" table:visibility="filter">
          <table:table-cell table:style-name="ce17" office:value-type="float" office:value="30953" calcext:value-type="float">
            <text:p>30953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S32</text:p>
          </table:table-cell>
          <table:table-cell table:style-name="ce17" office:value-type="string" calcext:value-type="string">
            <text:p>TEMP</text:p>
          </table:table-cell>
          <table:table-cell table:style-name="ce17" office:value-type="string" calcext:value-type="string">
            <text:p>RO</text:p>
          </table:table-cell>
          <table:table-cell table:style-name="ce17" office:value-type="string" calcext:value-type="string">
            <text:p>InnenTemp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<text:s/>Innentemperatur, in °C</text:p>
          </table:table-cell>
          <table:table-cell table:style-name="ce17" table:number-columns-repeated="1013"/>
        </table:table-row>
        <table:table-row table:style-name="ro1" table:visibility="filter">
          <table:table-cell table:style-name="ce22" office:value-type="float" office:value="30957" calcext:value-type="float">
            <text:p>3095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32</text:p>
          </table:table-cell>
          <table:table-cell table:style-name="ce22" office:value-type="string" calcext:value-type="string">
            <text:p>FIX3</text:p>
          </table:table-cell>
          <table:table-cell table:style-name="ce22" office:value-type="string" calcext:value-type="string">
            <text:p>RO</text:p>
          </table:table-cell>
          <table:table-cell table:style-name="ce22" office:value-type="string" calcext:value-type="string">
            <text:p>DCStromE2A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<text:s/>DC-Strom Eingang 2, in A</text:p>
          </table:table-cell>
          <table:table-cell table:style-name="ce22" table:number-columns-repeated="1013"/>
        </table:table-row>
        <table:table-row table:style-name="ro1" table:visibility="filter">
          <table:table-cell table:style-name="ce22" office:value-type="float" office:value="30959" calcext:value-type="float">
            <text:p>30959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32</text:p>
          </table:table-cell>
          <table:table-cell table:style-name="ce22" office:value-type="string" calcext:value-type="string">
            <text:p>FIX2</text:p>
          </table:table-cell>
          <table:table-cell table:style-name="ce22" office:value-type="string" calcext:value-type="string">
            <text:p>RO</text:p>
          </table:table-cell>
          <table:table-cell table:style-name="ce22" office:value-type="string" calcext:value-type="string">
            <text:p>DCSpannungE2V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<text:s/>DC-Spannung Eingang 2, in V</text:p>
          </table:table-cell>
          <table:table-cell table:style-name="ce22" table:number-columns-repeated="1013"/>
        </table:table-row>
        <table:table-row table:style-name="ro1" table:visibility="filter">
          <table:table-cell table:style-name="ce22" office:value-type="float" office:value="30961" calcext:value-type="float">
            <text:p>3096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32</text:p>
          </table:table-cell>
          <table:table-cell table:style-name="ce22" office:value-type="string" calcext:value-type="string">
            <text:p>FIX0</text:p>
          </table:table-cell>
          <table:table-cell table:style-name="ce22" office:value-type="string" calcext:value-type="string">
            <text:p>RO</text:p>
          </table:table-cell>
          <table:table-cell table:style-name="ce22" office:value-type="string" calcext:value-type="string">
            <text:p>DCLeistungE2W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<text:s/>DC-Leistung Eingang 2, in W</text:p>
          </table:table-cell>
          <table:table-cell table:style-name="ce22" table:number-columns-repeated="1013"/>
        </table:table-row>
        <table:table-row table:style-name="ro1" table:visibility="filter">
          <table:table-cell table:style-name="ce17" office:value-type="float" office:value="30975" calcext:value-type="float">
            <text:p>3097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S32</text:p>
          </table:table-cell>
          <table:table-cell table:style-name="ce17" office:value-type="string" calcext:value-type="string">
            <text:p>FIX2</text:p>
          </table:table-cell>
          <table:table-cell table:style-name="ce17" office:value-type="string" calcext:value-type="string">
            <text:p>RO</text:p>
          </table:table-cell>
          <table:table-cell table:style-name="ce17" office:value-type="string" calcext:value-type="string">
            <text:p>ZwischKreisSpV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<text:s/>Zwischenkreisspannung, in V</text:p>
          </table:table-cell>
          <table:table-cell table:style-name="ce17" table:number-columns-repeated="1013"/>
        </table:table-row>
        <table:table-row table:style-name="ro1">
          <table:table-cell table:style-name="ce18" office:value-type="float" office:value="30977" calcext:value-type="float">
            <text:p>3097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32</text:p>
          </table:table-cell>
          <table:table-cell table:style-name="ce18" office:value-type="string" calcext:value-type="string">
            <text:p>FIX3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L1StromA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<text:s/>Netzstrom Außenleiter L1, in A</text:p>
          </table:table-cell>
          <table:table-cell table:style-name="ce18" office:value-type="string" calcext:value-type="string">
            <text:p>FLOAT</text:p>
          </table:table-cell>
          <table:table-cell table:style-name="ce18" table:formula="of:=CONCATENATE([.I52]; &quot; &quot;; [.L52]; &quot;, &quot;)" office:value-type="string" office:string-value="L1StromA FLOAT, " calcext:value-type="string">
            <text:p>L1StromA FLOAT, </text:p>
          </table:table-cell>
          <table:table-cell table:style-name="ce18" table:number-columns-repeated="1011"/>
        </table:table-row>
        <table:table-row table:style-name="ro1">
          <table:table-cell table:style-name="ce18" office:value-type="float" office:value="30979" calcext:value-type="float">
            <text:p>3097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32</text:p>
          </table:table-cell>
          <table:table-cell table:style-name="ce18" office:value-type="string" calcext:value-type="string">
            <text:p>FIX3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L2StromA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<text:s/>Netzstrom Außenleiter L2, in A</text:p>
          </table:table-cell>
          <table:table-cell table:style-name="ce18" office:value-type="string" calcext:value-type="string">
            <text:p>FLOAT</text:p>
          </table:table-cell>
          <table:table-cell table:style-name="ce18" table:formula="of:=CONCATENATE([.I53]; &quot; &quot;; [.L53]; &quot;, &quot;)" office:value-type="string" office:string-value="L2StromA FLOAT, " calcext:value-type="string">
            <text:p>L2StromA FLOAT, </text:p>
          </table:table-cell>
          <table:table-cell table:style-name="ce18" table:number-columns-repeated="1011"/>
        </table:table-row>
        <table:table-row table:style-name="ro1">
          <table:table-cell table:style-name="ce18" office:value-type="float" office:value="30981" calcext:value-type="float">
            <text:p>3098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32</text:p>
          </table:table-cell>
          <table:table-cell table:style-name="ce18" office:value-type="string" calcext:value-type="string">
            <text:p>FIX3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L3StromA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<text:s/>Netzstrom Außenleiter L3, in A</text:p>
          </table:table-cell>
          <table:table-cell table:style-name="ce18" office:value-type="string" calcext:value-type="string">
            <text:p>FLOAT</text:p>
          </table:table-cell>
          <table:table-cell table:style-name="ce18" table:formula="of:=CONCATENATE([.I54]; &quot; &quot;; [.L54]; &quot;, &quot;)" office:value-type="string" office:string-value="L3StromA FLOAT, " calcext:value-type="string">
            <text:p>L3StromA FLOAT, </text:p>
          </table:table-cell>
          <table:table-cell table:style-name="ce18" table:number-columns-repeated="1011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en_JSON" table:style-name="ta1">
        <table:table-column table:style-name="co1" table:number-columns-repeated="6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zRegister</text:p>
          </table:table-cell>
          <table:table-cell office:value-type="string" calcext:value-type="string">
            <text:p>Faktor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Gruppierung</text:p>
          </table:table-cell>
          <table:table-cell office:value-type="string" calcext:value-type="string">
            <text:p>Durchschnitt</text:p>
          </table:table-cell>
          <table:table-cell office:value-type="string" calcext:value-type="string">
            <text:p>Spalte in Term anzeigen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[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$Tabelle2.A2]" office:value-type="float" office:value="30201" calcext:value-type="float">
            <text:p>30201</text:p>
          </table:table-cell>
          <table:table-cell table:formula="of:=RIGHT([$Tabelle2.F2]; 2)/16" office:value-type="float" office:value="2" calcext:value-type="float">
            <text:p>2</text:p>
          </table:table-cell>
          <table:table-cell table:formula="of:=[$Tabelle2.D2]" office:value-type="float" office:value="0" calcext:value-type="float">
            <text:p>0</text:p>
          </table:table-cell>
          <table:table-cell table:formula="of:=IF([$Tabelle2.C2] = 1;&quot;true&quot;;&quot;false&quot;)" office:value-type="string" office:string-value="false" calcext:value-type="string">
            <text:p>false</text:p>
          </table:table-cell>
          <table:table-cell table:formula="of:=[$Tabelle2.J2]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$Tabelle2.I2]" office:value-type="string" office:string-value="StatusGeraet" calcext:value-type="string">
            <text:p>StatusGeraet</text:p>
          </table:table-cell>
          <table:table-cell table:formula="of:=CONCATENATE(&quot;[&quot;;[.B2];&quot;, &quot;;[.C2];&quot;, &quot;;[.D2];&quot;, &quot;;[.E2];&quot;, &quot;;[.F2];&quot;, &quot;&quot;&quot;;[.I2];&quot;&quot;&quot;, &quot;;[.G2];&quot;, &quot;;[.H2];&quot;], &quot;)" office:value-type="string" office:string-value="[30201, 2, 0, false, 1, &quot;StatusGeraet&quot;, false, true], " calcext:value-type="string">
            <text:p>[30201, 2, 0, false, 1, "StatusGeraet", false, true],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Tabelle2.A3]" office:value-type="float" office:value="30211" calcext:value-type="float">
            <text:p>30211</text:p>
          </table:table-cell>
          <table:table-cell table:formula="of:=RIGHT([$Tabelle2.F3]; 2)/16" office:value-type="float" office:value="2" calcext:value-type="float">
            <text:p>2</text:p>
          </table:table-cell>
          <table:table-cell table:formula="of:=[$Tabelle2.D3]" office:value-type="float" office:value="0" calcext:value-type="float">
            <text:p>0</text:p>
          </table:table-cell>
          <table:table-cell table:formula="of:=IF([$Tabelle2.C3] = 1;&quot;true&quot;;&quot;false&quot;)" office:value-type="string" office:string-value="false" calcext:value-type="string">
            <text:p>false</text:p>
          </table:table-cell>
          <table:table-cell table:formula="of:=[$Tabelle2.J3]"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formula="of:=[$Tabelle2.I3]" office:value-type="string" office:string-value="EmpfAktion" calcext:value-type="string">
            <text:p>EmpfAktion</text:p>
          </table:table-cell>
          <table:table-cell table:formula="of:=CONCATENATE(&quot;[&quot;;[.B3];&quot;, &quot;;[.C3];&quot;, &quot;;[.D3];&quot;, &quot;;[.E3];&quot;, &quot;;[.F3];&quot;, &quot;&quot;&quot;;[.I3];&quot;&quot;&quot;, &quot;;[.G3];&quot;, &quot;;[.H3];&quot;], &quot;)" office:value-type="string" office:string-value="[30211, 2, 0, false, 1, &quot;EmpfAktion&quot;, false, false], " calcext:value-type="string">
            <text:p>[30211, 2, 0, false, 1, "EmpfAktion", false, false],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Tabelle2.A4]" office:value-type="float" office:value="30217" calcext:value-type="float">
            <text:p>30217</text:p>
          </table:table-cell>
          <table:table-cell table:formula="of:=RIGHT([$Tabelle2.F4]; 2)/16" office:value-type="float" office:value="2" calcext:value-type="float">
            <text:p>2</text:p>
          </table:table-cell>
          <table:table-cell table:formula="of:=[$Tabelle2.D4]" office:value-type="float" office:value="0" calcext:value-type="float">
            <text:p>0</text:p>
          </table:table-cell>
          <table:table-cell table:formula="of:=IF([$Tabelle2.C4] = 1;&quot;true&quot;;&quot;false&quot;)" office:value-type="string" office:string-value="false" calcext:value-type="string">
            <text:p>false</text:p>
          </table:table-cell>
          <table:table-cell table:formula="of:=[$Tabelle2.J4]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$Tabelle2.I4]" office:value-type="string" office:string-value="Schuetz" calcext:value-type="string">
            <text:p>Schuetz</text:p>
          </table:table-cell>
          <table:table-cell table:formula="of:=CONCATENATE(&quot;[&quot;;[.B4];&quot;, &quot;;[.C4];&quot;, &quot;;[.D4];&quot;, &quot;;[.E4];&quot;, &quot;;[.F4];&quot;, &quot;&quot;&quot;;[.I4];&quot;&quot;&quot;, &quot;;[.G4];&quot;, &quot;;[.H4];&quot;], &quot;)" office:value-type="string" office:string-value="[30217, 2, 0, false, 1, &quot;Schuetz&quot;, false, true], " calcext:value-type="string">
            <text:p>[30217, 2, 0, false, 1, "Schuetz", false, true],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Tabelle2.A5]" office:value-type="float" office:value="30225" calcext:value-type="float">
            <text:p>30225</text:p>
          </table:table-cell>
          <table:table-cell table:formula="of:=RIGHT([$Tabelle2.F5]; 2)/16" office:value-type="float" office:value="2" calcext:value-type="float">
            <text:p>2</text:p>
          </table:table-cell>
          <table:table-cell table:formula="of:=[$Tabelle2.D5]" office:value-type="float" office:value="0" calcext:value-type="float">
            <text:p>0</text:p>
          </table:table-cell>
          <table:table-cell table:formula="of:=IF([$Tabelle2.C5] = 1;&quot;true&quot;;&quot;false&quot;)" office:value-type="string" office:string-value="false" calcext:value-type="string">
            <text:p>false</text:p>
          </table:table-cell>
          <table:table-cell table:formula="of:=[$Tabelle2.J5]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[$Tabelle2.I5]" office:value-type="string" office:string-value="IsoR" calcext:value-type="string">
            <text:p>IsoR</text:p>
          </table:table-cell>
          <table:table-cell table:formula="of:=CONCATENATE(&quot;[&quot;;[.B5];&quot;, &quot;;[.C5];&quot;, &quot;;[.D5];&quot;, &quot;;[.E5];&quot;, &quot;;[.F5];&quot;, &quot;&quot;&quot;;[.I5];&quot;&quot;&quot;, &quot;;[.G5];&quot;, &quot;;[.H5];&quot;], &quot;)" office:value-type="string" office:string-value="[30225, 2, 0, false, 1, &quot;IsoR&quot;, true, false], " calcext:value-type="string">
            <text:p>[30225, 2, 0, false, 1, "IsoR", true, false],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Tabelle2.A6]" office:value-type="float" office:value="30513" calcext:value-type="float">
            <text:p>30513</text:p>
          </table:table-cell>
          <table:table-cell table:formula="of:=RIGHT([$Tabelle2.F6]; 2)/16" office:value-type="float" office:value="4" calcext:value-type="float">
            <text:p>4</text:p>
          </table:table-cell>
          <table:table-cell table:formula="of:=[$Tabelle2.D6]" office:value-type="float" office:value="0" calcext:value-type="float">
            <text:p>0</text:p>
          </table:table-cell>
          <table:table-cell table:formula="of:=IF([$Tabelle2.C6] = 1;&quot;true&quot;;&quot;false&quot;)" office:value-type="string" office:string-value="false" calcext:value-type="string">
            <text:p>false</text:p>
          </table:table-cell>
          <table:table-cell table:formula="of:=[$Tabelle2.J6]"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$Tabelle2.I6]" office:value-type="string" office:string-value="ACErtragGesWh" calcext:value-type="string">
            <text:p>ACErtragGesWh</text:p>
          </table:table-cell>
          <table:table-cell table:formula="of:=CONCATENATE(&quot;[&quot;;[.B6];&quot;, &quot;;[.C6];&quot;, &quot;;[.D6];&quot;, &quot;;[.E6];&quot;, &quot;;[.F6];&quot;, &quot;&quot;&quot;;[.I6];&quot;&quot;&quot;, &quot;;[.G6];&quot;, &quot;;[.H6];&quot;], &quot;)" office:value-type="string" office:string-value="[30513, 4, 0, false, 4, &quot;ACErtragGesWh&quot;, false, true], " calcext:value-type="string">
            <text:p>[30513, 4, 0, false, 4, "ACErtragGesWh", false, true],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Tabelle2.A7]" office:value-type="float" office:value="30517" calcext:value-type="float">
            <text:p>30517</text:p>
          </table:table-cell>
          <table:table-cell table:formula="of:=RIGHT([$Tabelle2.F7]; 2)/16" office:value-type="float" office:value="4" calcext:value-type="float">
            <text:p>4</text:p>
          </table:table-cell>
          <table:table-cell table:formula="of:=[$Tabelle2.D7]" office:value-type="float" office:value="0" calcext:value-type="float">
            <text:p>0</text:p>
          </table:table-cell>
          <table:table-cell table:formula="of:=IF([$Tabelle2.C7] = 1;&quot;true&quot;;&quot;false&quot;)" office:value-type="string" office:string-value="false" calcext:value-type="string">
            <text:p>false</text:p>
          </table:table-cell>
          <table:table-cell table:formula="of:=[$Tabelle2.J7]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formula="of:=[$Tabelle2.I7]" office:value-type="string" office:string-value="ACErtragTagWh" calcext:value-type="string">
            <text:p>ACErtragTagWh</text:p>
          </table:table-cell>
          <table:table-cell table:formula="of:=CONCATENATE(&quot;[&quot;;[.B7];&quot;, &quot;;[.C7];&quot;, &quot;;[.D7];&quot;, &quot;;[.E7];&quot;, &quot;;[.F7];&quot;, &quot;&quot;&quot;;[.I7];&quot;&quot;&quot;, &quot;;[.G7];&quot;, &quot;;[.H7];&quot;], &quot;)" office:value-type="string" office:string-value="[30517, 4, 0, false, 0, &quot;ACErtragTagWh&quot;, false, false], " calcext:value-type="string">
            <text:p>[30517, 4, 0, false, 0, "ACErtragTagWh", false, false],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Tabelle2.A8]" office:value-type="float" office:value="30521" calcext:value-type="float">
            <text:p>30521</text:p>
          </table:table-cell>
          <table:table-cell table:formula="of:=RIGHT([$Tabelle2.F8]; 2)/16" office:value-type="float" office:value="4" calcext:value-type="float">
            <text:p>4</text:p>
          </table:table-cell>
          <table:table-cell table:formula="of:=[$Tabelle2.D8]" office:value-type="float" office:value="0" calcext:value-type="float">
            <text:p>0</text:p>
          </table:table-cell>
          <table:table-cell table:formula="of:=IF([$Tabelle2.C8] = 1;&quot;true&quot;;&quot;false&quot;)" office:value-type="string" office:string-value="false" calcext:value-type="string">
            <text:p>false</text:p>
          </table:table-cell>
          <table:table-cell table:formula="of:=[$Tabelle2.J8]"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formula="of:=[$Tabelle2.I8]" office:value-type="string" office:string-value="BetrZeit" calcext:value-type="string">
            <text:p>BetrZeit</text:p>
          </table:table-cell>
          <table:table-cell table:formula="of:=CONCATENATE(&quot;[&quot;;[.B8];&quot;, &quot;;[.C8];&quot;, &quot;;[.D8];&quot;, &quot;;[.E8];&quot;, &quot;;[.F8];&quot;, &quot;&quot;&quot;;[.I8];&quot;&quot;&quot;, &quot;;[.G8];&quot;, &quot;;[.H8];&quot;], &quot;)" office:value-type="string" office:string-value="[30521, 4, 0, false, 2, &quot;BetrZeit&quot;, false, false], " calcext:value-type="string">
            <text:p>[30521, 4, 0, false, 2, "BetrZeit", false, false],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Tabelle2.A9]" office:value-type="float" office:value="30525" calcext:value-type="float">
            <text:p>30525</text:p>
          </table:table-cell>
          <table:table-cell table:formula="of:=RIGHT([$Tabelle2.F9]; 2)/16" office:value-type="float" office:value="4" calcext:value-type="float">
            <text:p>4</text:p>
          </table:table-cell>
          <table:table-cell table:formula="of:=[$Tabelle2.D9]" office:value-type="float" office:value="0" calcext:value-type="float">
            <text:p>0</text:p>
          </table:table-cell>
          <table:table-cell table:formula="of:=IF([$Tabelle2.C9] = 1;&quot;true&quot;;&quot;false&quot;)" office:value-type="string" office:string-value="false" calcext:value-type="string">
            <text:p>false</text:p>
          </table:table-cell>
          <table:table-cell table:formula="of:=[$Tabelle2.J9]"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formula="of:=[$Tabelle2.I9]" office:value-type="string" office:string-value="EinspZeit" calcext:value-type="string">
            <text:p>EinspZeit</text:p>
          </table:table-cell>
          <table:table-cell table:formula="of:=CONCATENATE(&quot;[&quot;;[.B9];&quot;, &quot;;[.C9];&quot;, &quot;;[.D9];&quot;, &quot;;[.E9];&quot;, &quot;;[.F9];&quot;, &quot;&quot;&quot;;[.I9];&quot;&quot;&quot;, &quot;;[.G9];&quot;, &quot;;[.H9];&quot;], &quot;)" office:value-type="string" office:string-value="[30525, 4, 0, false, 2, &quot;EinspZeit&quot;, false, false], " calcext:value-type="string">
            <text:p>[30525, 4, 0, false, 2, "EinspZeit", false, false],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Tabelle2.A10]" office:value-type="float" office:value="30529" calcext:value-type="float">
            <text:p>30529</text:p>
          </table:table-cell>
          <table:table-cell table:formula="of:=RIGHT([$Tabelle2.F10]; 2)/16" office:value-type="float" office:value="2" calcext:value-type="float">
            <text:p>2</text:p>
          </table:table-cell>
          <table:table-cell table:formula="of:=[$Tabelle2.D10]" office:value-type="float" office:value="0" calcext:value-type="float">
            <text:p>0</text:p>
          </table:table-cell>
          <table:table-cell table:formula="of:=IF([$Tabelle2.C10] = 1;&quot;true&quot;;&quot;false&quot;)" office:value-type="string" office:string-value="false" calcext:value-type="string">
            <text:p>false</text:p>
          </table:table-cell>
          <table:table-cell table:formula="of:=[$Tabelle2.J10]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formula="of:=[$Tabelle2.I10]" office:value-type="string" office:string-value="ACErtragGesWh_2" calcext:value-type="string">
            <text:p>ACErtragGesWh_2</text:p>
          </table:table-cell>
          <table:table-cell table:formula="of:=CONCATENATE(&quot;[&quot;;[.B10];&quot;, &quot;;[.C10];&quot;, &quot;;[.D10];&quot;, &quot;;[.E10];&quot;, &quot;;[.F10];&quot;, &quot;&quot;&quot;;[.I10];&quot;&quot;&quot;, &quot;;[.G10];&quot;, &quot;;[.H10];&quot;], &quot;)" office:value-type="string" office:string-value="[30529, 2, 0, false, 0, &quot;ACErtragGesWh_2&quot;, false, false], " calcext:value-type="string">
            <text:p>[30529, 2, 0, false, 0, "ACErtragGesWh_2", false, false],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Tabelle2.A11]" office:value-type="float" office:value="30531" calcext:value-type="float">
            <text:p>30531</text:p>
          </table:table-cell>
          <table:table-cell table:formula="of:=RIGHT([$Tabelle2.F11]; 2)/16" office:value-type="float" office:value="2" calcext:value-type="float">
            <text:p>2</text:p>
          </table:table-cell>
          <table:table-cell table:formula="of:=[$Tabelle2.D11]" office:value-type="float" office:value="0" calcext:value-type="float">
            <text:p>0</text:p>
          </table:table-cell>
          <table:table-cell table:formula="of:=IF([$Tabelle2.C11] = 1;&quot;true&quot;;&quot;false&quot;)" office:value-type="string" office:string-value="false" calcext:value-type="string">
            <text:p>false</text:p>
          </table:table-cell>
          <table:table-cell table:formula="of:=[$Tabelle2.J11]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formula="of:=[$Tabelle2.I11]" office:value-type="string" office:string-value="ACErtragGeskWh_2" calcext:value-type="string">
            <text:p>ACErtragGeskWh_2</text:p>
          </table:table-cell>
          <table:table-cell table:formula="of:=CONCATENATE(&quot;[&quot;;[.B11];&quot;, &quot;;[.C11];&quot;, &quot;;[.D11];&quot;, &quot;;[.E11];&quot;, &quot;;[.F11];&quot;, &quot;&quot;&quot;;[.I11];&quot;&quot;&quot;, &quot;;[.G11];&quot;, &quot;;[.H11];&quot;], &quot;)" office:value-type="string" office:string-value="[30531, 2, 0, false, 0, &quot;ACErtragGeskWh_2&quot;, false, false], " calcext:value-type="string">
            <text:p>[30531, 2, 0, false, 0, "ACErtragGeskWh_2", false, false],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Tabelle2.A12]" office:value-type="float" office:value="30533" calcext:value-type="float">
            <text:p>30533</text:p>
          </table:table-cell>
          <table:table-cell table:formula="of:=RIGHT([$Tabelle2.F12]; 2)/16" office:value-type="float" office:value="2" calcext:value-type="float">
            <text:p>2</text:p>
          </table:table-cell>
          <table:table-cell table:formula="of:=[$Tabelle2.D12]" office:value-type="float" office:value="0" calcext:value-type="float">
            <text:p>0</text:p>
          </table:table-cell>
          <table:table-cell table:formula="of:=IF([$Tabelle2.C12] = 1;&quot;true&quot;;&quot;false&quot;)" office:value-type="string" office:string-value="false" calcext:value-type="string">
            <text:p>false</text:p>
          </table:table-cell>
          <table:table-cell table:formula="of:=[$Tabelle2.J12]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formula="of:=[$Tabelle2.I12]" office:value-type="string" office:string-value="ACErtragGesMWh_2" calcext:value-type="string">
            <text:p>ACErtragGesMWh_2</text:p>
          </table:table-cell>
          <table:table-cell table:formula="of:=CONCATENATE(&quot;[&quot;;[.B12];&quot;, &quot;;[.C12];&quot;, &quot;;[.D12];&quot;, &quot;;[.E12];&quot;, &quot;;[.F12];&quot;, &quot;&quot;&quot;;[.I12];&quot;&quot;&quot;, &quot;;[.G12];&quot;, &quot;;[.H12];&quot;], &quot;)" office:value-type="string" office:string-value="[30533, 2, 0, false, 0, &quot;ACErtragGesMWh_2&quot;, false, false], " calcext:value-type="string">
            <text:p>[30533, 2, 0, false, 0, "ACErtragGesMWh_2", false, false],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Tabelle2.A13]" office:value-type="float" office:value="30535" calcext:value-type="float">
            <text:p>30535</text:p>
          </table:table-cell>
          <table:table-cell table:formula="of:=RIGHT([$Tabelle2.F13]; 2)/16" office:value-type="float" office:value="2" calcext:value-type="float">
            <text:p>2</text:p>
          </table:table-cell>
          <table:table-cell table:formula="of:=[$Tabelle2.D13]" office:value-type="float" office:value="0" calcext:value-type="float">
            <text:p>0</text:p>
          </table:table-cell>
          <table:table-cell table:formula="of:=IF([$Tabelle2.C13] = 1;&quot;true&quot;;&quot;false&quot;)" office:value-type="string" office:string-value="false" calcext:value-type="string">
            <text:p>false</text:p>
          </table:table-cell>
          <table:table-cell table:formula="of:=[$Tabelle2.J13]"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$Tabelle2.I13]" office:value-type="string" office:string-value="ACErtragTagWh" calcext:value-type="string">
            <text:p>ACErtragTagWh</text:p>
          </table:table-cell>
          <table:table-cell table:formula="of:=CONCATENATE(&quot;[&quot;;[.B13];&quot;, &quot;;[.C13];&quot;, &quot;;[.D13];&quot;, &quot;;[.E13];&quot;, &quot;;[.F13];&quot;, &quot;&quot;&quot;;[.I13];&quot;&quot;&quot;, &quot;;[.G13];&quot;, &quot;;[.H13];&quot;], &quot;)" office:value-type="string" office:string-value="[30535, 2, 0, false, 4, &quot;ACErtragTagWh&quot;, false, true], " calcext:value-type="string">
            <text:p>[30535, 2, 0, false, 4, "ACErtragTagWh", false, true],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Tabelle2.A14]" office:value-type="float" office:value="30537" calcext:value-type="float">
            <text:p>30537</text:p>
          </table:table-cell>
          <table:table-cell table:formula="of:=RIGHT([$Tabelle2.F14]; 2)/16" office:value-type="float" office:value="2" calcext:value-type="float">
            <text:p>2</text:p>
          </table:table-cell>
          <table:table-cell table:formula="of:=[$Tabelle2.D14]" office:value-type="float" office:value="0" calcext:value-type="float">
            <text:p>0</text:p>
          </table:table-cell>
          <table:table-cell table:formula="of:=IF([$Tabelle2.C14] = 1;&quot;true&quot;;&quot;false&quot;)" office:value-type="string" office:string-value="false" calcext:value-type="string">
            <text:p>false</text:p>
          </table:table-cell>
          <table:table-cell table:formula="of:=[$Tabelle2.J14]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formula="of:=[$Tabelle2.I14]" office:value-type="string" office:string-value="ACErtragTagkWh_2" calcext:value-type="string">
            <text:p>ACErtragTagkWh_2</text:p>
          </table:table-cell>
          <table:table-cell table:formula="of:=CONCATENATE(&quot;[&quot;;[.B14];&quot;, &quot;;[.C14];&quot;, &quot;;[.D14];&quot;, &quot;;[.E14];&quot;, &quot;;[.F14];&quot;, &quot;&quot;&quot;;[.I14];&quot;&quot;&quot;, &quot;;[.G14];&quot;, &quot;;[.H14];&quot;], &quot;)" office:value-type="string" office:string-value="[30537, 2, 0, false, 0, &quot;ACErtragTagkWh_2&quot;, false, false], " calcext:value-type="string">
            <text:p>[30537, 2, 0, false, 0, "ACErtragTagkWh_2", false, false],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Tabelle2.A15]" office:value-type="float" office:value="30539" calcext:value-type="float">
            <text:p>30539</text:p>
          </table:table-cell>
          <table:table-cell table:formula="of:=RIGHT([$Tabelle2.F15]; 2)/16" office:value-type="float" office:value="2" calcext:value-type="float">
            <text:p>2</text:p>
          </table:table-cell>
          <table:table-cell table:formula="of:=[$Tabelle2.D15]" office:value-type="float" office:value="0" calcext:value-type="float">
            <text:p>0</text:p>
          </table:table-cell>
          <table:table-cell table:formula="of:=IF([$Tabelle2.C15] = 1;&quot;true&quot;;&quot;false&quot;)" office:value-type="string" office:string-value="false" calcext:value-type="string">
            <text:p>false</text:p>
          </table:table-cell>
          <table:table-cell table:formula="of:=[$Tabelle2.J15]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formula="of:=[$Tabelle2.I15]" office:value-type="string" office:string-value="ACErtragTagMWh_2" calcext:value-type="string">
            <text:p>ACErtragTagMWh_2</text:p>
          </table:table-cell>
          <table:table-cell table:formula="of:=CONCATENATE(&quot;[&quot;;[.B15];&quot;, &quot;;[.C15];&quot;, &quot;;[.D15];&quot;, &quot;;[.E15];&quot;, &quot;;[.F15];&quot;, &quot;&quot;&quot;;[.I15];&quot;&quot;&quot;, &quot;;[.G15];&quot;, &quot;;[.H15];&quot;], &quot;)" office:value-type="string" office:string-value="[30539, 2, 0, false, 0, &quot;ACErtragTagMWh_2&quot;, false, false], " calcext:value-type="string">
            <text:p>[30539, 2, 0, false, 0, "ACErtragTagMWh_2", false, false],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Tabelle2.A16]" office:value-type="float" office:value="30541" calcext:value-type="float">
            <text:p>30541</text:p>
          </table:table-cell>
          <table:table-cell table:formula="of:=RIGHT([$Tabelle2.F16]; 2)/16" office:value-type="float" office:value="2" calcext:value-type="float">
            <text:p>2</text:p>
          </table:table-cell>
          <table:table-cell table:formula="of:=[$Tabelle2.D16]" office:value-type="float" office:value="0" calcext:value-type="float">
            <text:p>0</text:p>
          </table:table-cell>
          <table:table-cell table:formula="of:=IF([$Tabelle2.C16] = 1;&quot;true&quot;;&quot;false&quot;)" office:value-type="string" office:string-value="false" calcext:value-type="string">
            <text:p>false</text:p>
          </table:table-cell>
          <table:table-cell table:formula="of:=[$Tabelle2.J16]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formula="of:=[$Tabelle2.I16]" office:value-type="string" office:string-value="BetrZeit_2" calcext:value-type="string">
            <text:p>BetrZeit_2</text:p>
          </table:table-cell>
          <table:table-cell table:formula="of:=CONCATENATE(&quot;[&quot;;[.B16];&quot;, &quot;;[.C16];&quot;, &quot;;[.D16];&quot;, &quot;;[.E16];&quot;, &quot;;[.F16];&quot;, &quot;&quot;&quot;;[.I16];&quot;&quot;&quot;, &quot;;[.G16];&quot;, &quot;;[.H16];&quot;], &quot;)" office:value-type="string" office:string-value="[30541, 2, 0, false, 0, &quot;BetrZeit_2&quot;, false, false], " calcext:value-type="string">
            <text:p>[30541, 2, 0, false, 0, "BetrZeit_2", false, false],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Tabelle2.A17]" office:value-type="float" office:value="30543" calcext:value-type="float">
            <text:p>30543</text:p>
          </table:table-cell>
          <table:table-cell table:formula="of:=RIGHT([$Tabelle2.F17]; 2)/16" office:value-type="float" office:value="2" calcext:value-type="float">
            <text:p>2</text:p>
          </table:table-cell>
          <table:table-cell table:formula="of:=[$Tabelle2.D17]" office:value-type="float" office:value="0" calcext:value-type="float">
            <text:p>0</text:p>
          </table:table-cell>
          <table:table-cell table:formula="of:=IF([$Tabelle2.C17] = 1;&quot;true&quot;;&quot;false&quot;)" office:value-type="string" office:string-value="false" calcext:value-type="string">
            <text:p>false</text:p>
          </table:table-cell>
          <table:table-cell table:formula="of:=[$Tabelle2.J17]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formula="of:=[$Tabelle2.I17]" office:value-type="string" office:string-value="EinspZeit_2" calcext:value-type="string">
            <text:p>EinspZeit_2</text:p>
          </table:table-cell>
          <table:table-cell table:formula="of:=CONCATENATE(&quot;[&quot;;[.B17];&quot;, &quot;;[.C17];&quot;, &quot;;[.D17];&quot;, &quot;;[.E17];&quot;, &quot;;[.F17];&quot;, &quot;&quot;&quot;;[.I17];&quot;&quot;&quot;, &quot;;[.G17];&quot;, &quot;;[.H17];&quot;], &quot;)" office:value-type="string" office:string-value="[30543, 2, 0, false, 0, &quot;EinspZeit_2&quot;, false, false], " calcext:value-type="string">
            <text:p>[30543, 2, 0, false, 0, "EinspZeit_2", false, false],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Tabelle2.A18]" office:value-type="float" office:value="30559" calcext:value-type="float">
            <text:p>30559</text:p>
          </table:table-cell>
          <table:table-cell table:formula="of:=RIGHT([$Tabelle2.F18]; 2)/16" office:value-type="float" office:value="2" calcext:value-type="float">
            <text:p>2</text:p>
          </table:table-cell>
          <table:table-cell table:formula="of:=[$Tabelle2.D18]" office:value-type="float" office:value="0" calcext:value-type="float">
            <text:p>0</text:p>
          </table:table-cell>
          <table:table-cell table:formula="of:=IF([$Tabelle2.C18] = 1;&quot;true&quot;;&quot;false&quot;)" office:value-type="string" office:string-value="false" calcext:value-type="string">
            <text:p>false</text:p>
          </table:table-cell>
          <table:table-cell table:formula="of:=[$Tabelle2.J18]"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formula="of:=[$Tabelle2.I18]" office:value-type="string" office:string-value="AnzEreignUser" calcext:value-type="string">
            <text:p>AnzEreignUser</text:p>
          </table:table-cell>
          <table:table-cell table:formula="of:=CONCATENATE(&quot;[&quot;;[.B18];&quot;, &quot;;[.C18];&quot;, &quot;;[.D18];&quot;, &quot;;[.E18];&quot;, &quot;;[.F18];&quot;, &quot;&quot;&quot;;[.I18];&quot;&quot;&quot;, &quot;;[.G18];&quot;, &quot;;[.H18];&quot;], &quot;)" office:value-type="string" office:string-value="[30559, 2, 0, false, 2, &quot;AnzEreignUser&quot;, false, false], " calcext:value-type="string">
            <text:p>[30559, 2, 0, false, 2, "AnzEreignUser", false, false],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Tabelle2.A19]" office:value-type="float" office:value="30561" calcext:value-type="float">
            <text:p>30561</text:p>
          </table:table-cell>
          <table:table-cell table:formula="of:=RIGHT([$Tabelle2.F19]; 2)/16" office:value-type="float" office:value="2" calcext:value-type="float">
            <text:p>2</text:p>
          </table:table-cell>
          <table:table-cell table:formula="of:=[$Tabelle2.D19]" office:value-type="float" office:value="0" calcext:value-type="float">
            <text:p>0</text:p>
          </table:table-cell>
          <table:table-cell table:formula="of:=IF([$Tabelle2.C19] = 1;&quot;true&quot;;&quot;false&quot;)" office:value-type="string" office:string-value="false" calcext:value-type="string">
            <text:p>false</text:p>
          </table:table-cell>
          <table:table-cell table:formula="of:=[$Tabelle2.J19]"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formula="of:=[$Tabelle2.I19]" office:value-type="string" office:string-value="AnzEreignInst" calcext:value-type="string">
            <text:p>AnzEreignInst</text:p>
          </table:table-cell>
          <table:table-cell table:formula="of:=CONCATENATE(&quot;[&quot;;[.B19];&quot;, &quot;;[.C19];&quot;, &quot;;[.D19];&quot;, &quot;;[.E19];&quot;, &quot;;[.F19];&quot;, &quot;&quot;&quot;;[.I19];&quot;&quot;&quot;, &quot;;[.G19];&quot;, &quot;;[.H19];&quot;], &quot;)" office:value-type="string" office:string-value="[30561, 2, 0, false, 2, &quot;AnzEreignInst&quot;, false, false], " calcext:value-type="string">
            <text:p>[30561, 2, 0, false, 2, "AnzEreignInst", false, false],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Tabelle2.A20]" office:value-type="float" office:value="30563" calcext:value-type="float">
            <text:p>30563</text:p>
          </table:table-cell>
          <table:table-cell table:formula="of:=RIGHT([$Tabelle2.F20]; 2)/16" office:value-type="float" office:value="2" calcext:value-type="float">
            <text:p>2</text:p>
          </table:table-cell>
          <table:table-cell table:formula="of:=[$Tabelle2.D20]" office:value-type="float" office:value="0" calcext:value-type="float">
            <text:p>0</text:p>
          </table:table-cell>
          <table:table-cell table:formula="of:=IF([$Tabelle2.C20] = 1;&quot;true&quot;;&quot;false&quot;)" office:value-type="string" office:string-value="false" calcext:value-type="string">
            <text:p>false</text:p>
          </table:table-cell>
          <table:table-cell table:formula="of:=[$Tabelle2.J20]"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formula="of:=[$Tabelle2.I20]" office:value-type="string" office:string-value="AnzEreignServ" calcext:value-type="string">
            <text:p>AnzEreignServ</text:p>
          </table:table-cell>
          <table:table-cell table:formula="of:=CONCATENATE(&quot;[&quot;;[.B20];&quot;, &quot;;[.C20];&quot;, &quot;;[.D20];&quot;, &quot;;[.E20];&quot;, &quot;;[.F20];&quot;, &quot;&quot;&quot;;[.I20];&quot;&quot;&quot;, &quot;;[.G20];&quot;, &quot;;[.H20];&quot;], &quot;)" office:value-type="string" office:string-value="[30563, 2, 0, false, 2, &quot;AnzEreignServ&quot;, false, false], " calcext:value-type="string">
            <text:p>[30563, 2, 0, false, 2, "AnzEreignServ", false, false],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Tabelle2.A21]" office:value-type="float" office:value="30599" calcext:value-type="float">
            <text:p>30599</text:p>
          </table:table-cell>
          <table:table-cell table:formula="of:=RIGHT([$Tabelle2.F21]; 2)/16" office:value-type="float" office:value="2" calcext:value-type="float">
            <text:p>2</text:p>
          </table:table-cell>
          <table:table-cell table:formula="of:=[$Tabelle2.D21]" office:value-type="float" office:value="0" calcext:value-type="float">
            <text:p>0</text:p>
          </table:table-cell>
          <table:table-cell table:formula="of:=IF([$Tabelle2.C21] = 1;&quot;true&quot;;&quot;false&quot;)" office:value-type="string" office:string-value="false" calcext:value-type="string">
            <text:p>false</text:p>
          </table:table-cell>
          <table:table-cell table:formula="of:=[$Tabelle2.J21]"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formula="of:=[$Tabelle2.I21]" office:value-type="string" office:string-value="AnzNetzzusch" calcext:value-type="string">
            <text:p>AnzNetzzusch</text:p>
          </table:table-cell>
          <table:table-cell table:formula="of:=CONCATENATE(&quot;[&quot;;[.B21];&quot;, &quot;;[.C21];&quot;, &quot;;[.D21];&quot;, &quot;;[.E21];&quot;, &quot;;[.F21];&quot;, &quot;&quot;&quot;;[.I21];&quot;&quot;&quot;, &quot;;[.G21];&quot;, &quot;;[.H21];&quot;], &quot;)" office:value-type="string" office:string-value="[30599, 2, 0, false, 2, &quot;AnzNetzzusch&quot;, false, false], " calcext:value-type="string">
            <text:p>[30599, 2, 0, false, 2, "AnzNetzzusch", false, false],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Tabelle2.A22]" office:value-type="float" office:value="30769" calcext:value-type="float">
            <text:p>30769</text:p>
          </table:table-cell>
          <table:table-cell table:formula="of:=RIGHT([$Tabelle2.F22]; 2)/16" office:value-type="float" office:value="2" calcext:value-type="float">
            <text:p>2</text:p>
          </table:table-cell>
          <table:table-cell table:formula="of:=[$Tabelle2.D22]" office:value-type="float" office:value="3" calcext:value-type="float">
            <text:p>3</text:p>
          </table:table-cell>
          <table:table-cell table:formula="of:=IF([$Tabelle2.C22] = 1;&quot;true&quot;;&quot;false&quot;)" office:value-type="string" office:string-value="true" calcext:value-type="string">
            <text:p>true</text:p>
          </table:table-cell>
          <table:table-cell table:formula="of:=[$Tabelle2.J22]"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formula="of:=[$Tabelle2.I22]" office:value-type="string" office:string-value="DCStromE1A" calcext:value-type="string">
            <text:p>DCStromE1A</text:p>
          </table:table-cell>
          <table:table-cell table:formula="of:=CONCATENATE(&quot;[&quot;;[.B22];&quot;, &quot;;[.C22];&quot;, &quot;;[.D22];&quot;, &quot;;[.E22];&quot;, &quot;;[.F22];&quot;, &quot;&quot;&quot;;[.I22];&quot;&quot;&quot;, &quot;;[.G22];&quot;, &quot;;[.H22];&quot;], &quot;)" office:value-type="string" office:string-value="[30769, 2, 3, true, 3, &quot;DCStromE1A&quot;, true, true], " calcext:value-type="string">
            <text:p>[30769, 2, 3, true, 3, "DCStromE1A", true, true],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Tabelle2.A23]" office:value-type="float" office:value="30771" calcext:value-type="float">
            <text:p>30771</text:p>
          </table:table-cell>
          <table:table-cell table:formula="of:=RIGHT([$Tabelle2.F23]; 2)/16" office:value-type="float" office:value="2" calcext:value-type="float">
            <text:p>2</text:p>
          </table:table-cell>
          <table:table-cell table:formula="of:=[$Tabelle2.D23]" office:value-type="float" office:value="2" calcext:value-type="float">
            <text:p>2</text:p>
          </table:table-cell>
          <table:table-cell table:formula="of:=IF([$Tabelle2.C23] = 1;&quot;true&quot;;&quot;false&quot;)" office:value-type="string" office:string-value="true" calcext:value-type="string">
            <text:p>true</text:p>
          </table:table-cell>
          <table:table-cell table:formula="of:=[$Tabelle2.J23]"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formula="of:=[$Tabelle2.I23]" office:value-type="string" office:string-value="DCSpannungE1V" calcext:value-type="string">
            <text:p>DCSpannungE1V</text:p>
          </table:table-cell>
          <table:table-cell table:formula="of:=CONCATENATE(&quot;[&quot;;[.B23];&quot;, &quot;;[.C23];&quot;, &quot;;[.D23];&quot;, &quot;;[.E23];&quot;, &quot;;[.F23];&quot;, &quot;&quot;&quot;;[.I23];&quot;&quot;&quot;, &quot;;[.G23];&quot;, &quot;;[.H23];&quot;], &quot;)" office:value-type="string" office:string-value="[30771, 2, 2, true, 3, &quot;DCSpannungE1V&quot;, true, true], " calcext:value-type="string">
            <text:p>[30771, 2, 2, true, 3, "DCSpannungE1V", true, true],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Tabelle2.A24]" office:value-type="float" office:value="30773" calcext:value-type="float">
            <text:p>30773</text:p>
          </table:table-cell>
          <table:table-cell table:formula="of:=RIGHT([$Tabelle2.F24]; 2)/16" office:value-type="float" office:value="2" calcext:value-type="float">
            <text:p>2</text:p>
          </table:table-cell>
          <table:table-cell table:formula="of:=[$Tabelle2.D24]" office:value-type="float" office:value="0" calcext:value-type="float">
            <text:p>0</text:p>
          </table:table-cell>
          <table:table-cell table:formula="of:=IF([$Tabelle2.C24] = 1;&quot;true&quot;;&quot;false&quot;)" office:value-type="string" office:string-value="true" calcext:value-type="string">
            <text:p>true</text:p>
          </table:table-cell>
          <table:table-cell table:formula="of:=[$Tabelle2.J24]"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formula="of:=[$Tabelle2.I24]" office:value-type="string" office:string-value="DCLeistungE1W" calcext:value-type="string">
            <text:p>DCLeistungE1W</text:p>
          </table:table-cell>
          <table:table-cell table:formula="of:=CONCATENATE(&quot;[&quot;;[.B24];&quot;, &quot;;[.C24];&quot;, &quot;;[.D24];&quot;, &quot;;[.E24];&quot;, &quot;;[.F24];&quot;, &quot;&quot;&quot;;[.I24];&quot;&quot;&quot;, &quot;;[.G24];&quot;, &quot;;[.H24];&quot;], &quot;)" office:value-type="string" office:string-value="[30773, 2, 0, true, 3, &quot;DCLeistungE1W&quot;, true, true], " calcext:value-type="string">
            <text:p>[30773, 2, 0, true, 3, "DCLeistungE1W", true, true],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Tabelle2.A25]" office:value-type="float" office:value="30775" calcext:value-type="float">
            <text:p>30775</text:p>
          </table:table-cell>
          <table:table-cell table:formula="of:=RIGHT([$Tabelle2.F25]; 2)/16" office:value-type="float" office:value="2" calcext:value-type="float">
            <text:p>2</text:p>
          </table:table-cell>
          <table:table-cell table:formula="of:=[$Tabelle2.D25]" office:value-type="float" office:value="0" calcext:value-type="float">
            <text:p>0</text:p>
          </table:table-cell>
          <table:table-cell table:formula="of:=IF([$Tabelle2.C25] = 1;&quot;true&quot;;&quot;false&quot;)" office:value-type="string" office:string-value="true" calcext:value-type="string">
            <text:p>true</text:p>
          </table:table-cell>
          <table:table-cell table:formula="of:=[$Tabelle2.J25]"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table:formula="of:=[$Tabelle2.I25]" office:value-type="string" office:string-value="WLeistungGesW" calcext:value-type="string">
            <text:p>WLeistungGesW</text:p>
          </table:table-cell>
          <table:table-cell table:formula="of:=CONCATENATE(&quot;[&quot;;[.B25];&quot;, &quot;;[.C25];&quot;, &quot;;[.D25];&quot;, &quot;;[.E25];&quot;, &quot;;[.F25];&quot;, &quot;&quot;&quot;;[.I25];&quot;&quot;&quot;, &quot;;[.G25];&quot;, &quot;;[.H25];&quot;], &quot;)" office:value-type="string" office:string-value="[30775, 2, 0, true, 4, &quot;WLeistungGesW&quot;, true, true], " calcext:value-type="string">
            <text:p>[30775, 2, 0, true, 4, "WLeistungGesW", true, true],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Tabelle2.A26]" office:value-type="float" office:value="30777" calcext:value-type="float">
            <text:p>30777</text:p>
          </table:table-cell>
          <table:table-cell table:formula="of:=RIGHT([$Tabelle2.F26]; 2)/16" office:value-type="float" office:value="2" calcext:value-type="float">
            <text:p>2</text:p>
          </table:table-cell>
          <table:table-cell table:formula="of:=[$Tabelle2.D26]" office:value-type="float" office:value="0" calcext:value-type="float">
            <text:p>0</text:p>
          </table:table-cell>
          <table:table-cell table:formula="of:=IF([$Tabelle2.C26] = 1;&quot;true&quot;;&quot;false&quot;)" office:value-type="string" office:string-value="true" calcext:value-type="string">
            <text:p>true</text:p>
          </table:table-cell>
          <table:table-cell table:formula="of:=[$Tabelle2.J26]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[$Tabelle2.I26]" office:value-type="string" office:string-value="L1WLeistungW" calcext:value-type="string">
            <text:p>L1WLeistungW</text:p>
          </table:table-cell>
          <table:table-cell table:formula="of:=CONCATENATE(&quot;[&quot;;[.B26];&quot;, &quot;;[.C26];&quot;, &quot;;[.D26];&quot;, &quot;;[.E26];&quot;, &quot;;[.F26];&quot;, &quot;&quot;&quot;;[.I26];&quot;&quot;&quot;, &quot;;[.G26];&quot;, &quot;;[.H26];&quot;], &quot;)" office:value-type="string" office:string-value="[30777, 2, 0, true, 4, &quot;L1WLeistungW&quot;, true, false], " calcext:value-type="string">
            <text:p>[30777, 2, 0, true, 4, "L1WLeistungW", true, false],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Tabelle2.A27]" office:value-type="float" office:value="30779" calcext:value-type="float">
            <text:p>30779</text:p>
          </table:table-cell>
          <table:table-cell table:formula="of:=RIGHT([$Tabelle2.F27]; 2)/16" office:value-type="float" office:value="2" calcext:value-type="float">
            <text:p>2</text:p>
          </table:table-cell>
          <table:table-cell table:formula="of:=[$Tabelle2.D27]" office:value-type="float" office:value="0" calcext:value-type="float">
            <text:p>0</text:p>
          </table:table-cell>
          <table:table-cell table:formula="of:=IF([$Tabelle2.C27] = 1;&quot;true&quot;;&quot;false&quot;)" office:value-type="string" office:string-value="true" calcext:value-type="string">
            <text:p>true</text:p>
          </table:table-cell>
          <table:table-cell table:formula="of:=[$Tabelle2.J27]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[$Tabelle2.I27]" office:value-type="string" office:string-value="L2WLeistungW" calcext:value-type="string">
            <text:p>L2WLeistungW</text:p>
          </table:table-cell>
          <table:table-cell table:formula="of:=CONCATENATE(&quot;[&quot;;[.B27];&quot;, &quot;;[.C27];&quot;, &quot;;[.D27];&quot;, &quot;;[.E27];&quot;, &quot;;[.F27];&quot;, &quot;&quot;&quot;;[.I27];&quot;&quot;&quot;, &quot;;[.G27];&quot;, &quot;;[.H27];&quot;], &quot;)" office:value-type="string" office:string-value="[30779, 2, 0, true, 4, &quot;L2WLeistungW&quot;, true, false], " calcext:value-type="string">
            <text:p>[30779, 2, 0, true, 4, "L2WLeistungW", true, false],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Tabelle2.A28]" office:value-type="float" office:value="30781" calcext:value-type="float">
            <text:p>30781</text:p>
          </table:table-cell>
          <table:table-cell table:formula="of:=RIGHT([$Tabelle2.F28]; 2)/16" office:value-type="float" office:value="2" calcext:value-type="float">
            <text:p>2</text:p>
          </table:table-cell>
          <table:table-cell table:formula="of:=[$Tabelle2.D28]" office:value-type="float" office:value="0" calcext:value-type="float">
            <text:p>0</text:p>
          </table:table-cell>
          <table:table-cell table:formula="of:=IF([$Tabelle2.C28] = 1;&quot;true&quot;;&quot;false&quot;)" office:value-type="string" office:string-value="true" calcext:value-type="string">
            <text:p>true</text:p>
          </table:table-cell>
          <table:table-cell table:formula="of:=[$Tabelle2.J28]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[$Tabelle2.I28]" office:value-type="string" office:string-value="L3WLeistungW" calcext:value-type="string">
            <text:p>L3WLeistungW</text:p>
          </table:table-cell>
          <table:table-cell table:formula="of:=CONCATENATE(&quot;[&quot;;[.B28];&quot;, &quot;;[.C28];&quot;, &quot;;[.D28];&quot;, &quot;;[.E28];&quot;, &quot;;[.F28];&quot;, &quot;&quot;&quot;;[.I28];&quot;&quot;&quot;, &quot;;[.G28];&quot;, &quot;;[.H28];&quot;], &quot;)" office:value-type="string" office:string-value="[30781, 2, 0, true, 4, &quot;L3WLeistungW&quot;, true, false], " calcext:value-type="string">
            <text:p>[30781, 2, 0, true, 4, "L3WLeistungW", true, false],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Tabelle2.A29]" office:value-type="float" office:value="30783" calcext:value-type="float">
            <text:p>30783</text:p>
          </table:table-cell>
          <table:table-cell table:formula="of:=RIGHT([$Tabelle2.F29]; 2)/16" office:value-type="float" office:value="2" calcext:value-type="float">
            <text:p>2</text:p>
          </table:table-cell>
          <table:table-cell table:formula="of:=[$Tabelle2.D29]" office:value-type="float" office:value="2" calcext:value-type="float">
            <text:p>2</text:p>
          </table:table-cell>
          <table:table-cell table:formula="of:=IF([$Tabelle2.C29] = 1;&quot;true&quot;;&quot;false&quot;)" office:value-type="string" office:string-value="false" calcext:value-type="string">
            <text:p>false</text:p>
          </table:table-cell>
          <table:table-cell table:formula="of:=[$Tabelle2.J29]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[$Tabelle2.I29]" office:value-type="string" office:string-value="L1SpannungV" calcext:value-type="string">
            <text:p>L1SpannungV</text:p>
          </table:table-cell>
          <table:table-cell table:formula="of:=CONCATENATE(&quot;[&quot;;[.B29];&quot;, &quot;;[.C29];&quot;, &quot;;[.D29];&quot;, &quot;;[.E29];&quot;, &quot;;[.F29];&quot;, &quot;&quot;&quot;;[.I29];&quot;&quot;&quot;, &quot;;[.G29];&quot;, &quot;;[.H29];&quot;], &quot;)" office:value-type="string" office:string-value="[30783, 2, 2, false, 4, &quot;L1SpannungV&quot;, true, false], " calcext:value-type="string">
            <text:p>[30783, 2, 2, false, 4, "L1SpannungV", true, false]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Tabelle2.A30]" office:value-type="float" office:value="30785" calcext:value-type="float">
            <text:p>30785</text:p>
          </table:table-cell>
          <table:table-cell table:formula="of:=RIGHT([$Tabelle2.F30]; 2)/16" office:value-type="float" office:value="2" calcext:value-type="float">
            <text:p>2</text:p>
          </table:table-cell>
          <table:table-cell table:formula="of:=[$Tabelle2.D30]" office:value-type="float" office:value="2" calcext:value-type="float">
            <text:p>2</text:p>
          </table:table-cell>
          <table:table-cell table:formula="of:=IF([$Tabelle2.C30] = 1;&quot;true&quot;;&quot;false&quot;)" office:value-type="string" office:string-value="false" calcext:value-type="string">
            <text:p>false</text:p>
          </table:table-cell>
          <table:table-cell table:formula="of:=[$Tabelle2.J30]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[$Tabelle2.I30]" office:value-type="string" office:string-value="L2SpannungV" calcext:value-type="string">
            <text:p>L2SpannungV</text:p>
          </table:table-cell>
          <table:table-cell table:formula="of:=CONCATENATE(&quot;[&quot;;[.B30];&quot;, &quot;;[.C30];&quot;, &quot;;[.D30];&quot;, &quot;;[.E30];&quot;, &quot;;[.F30];&quot;, &quot;&quot;&quot;;[.I30];&quot;&quot;&quot;, &quot;;[.G30];&quot;, &quot;;[.H30];&quot;], &quot;)" office:value-type="string" office:string-value="[30785, 2, 2, false, 4, &quot;L2SpannungV&quot;, true, false], " calcext:value-type="string">
            <text:p>[30785, 2, 2, false, 4, "L2SpannungV", true, false],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Tabelle2.A31]" office:value-type="float" office:value="30787" calcext:value-type="float">
            <text:p>30787</text:p>
          </table:table-cell>
          <table:table-cell table:formula="of:=RIGHT([$Tabelle2.F31]; 2)/16" office:value-type="float" office:value="2" calcext:value-type="float">
            <text:p>2</text:p>
          </table:table-cell>
          <table:table-cell table:formula="of:=[$Tabelle2.D31]" office:value-type="float" office:value="2" calcext:value-type="float">
            <text:p>2</text:p>
          </table:table-cell>
          <table:table-cell table:formula="of:=IF([$Tabelle2.C31] = 1;&quot;true&quot;;&quot;false&quot;)" office:value-type="string" office:string-value="false" calcext:value-type="string">
            <text:p>false</text:p>
          </table:table-cell>
          <table:table-cell table:formula="of:=[$Tabelle2.J31]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[$Tabelle2.I31]" office:value-type="string" office:string-value="L3SpannungV" calcext:value-type="string">
            <text:p>L3SpannungV</text:p>
          </table:table-cell>
          <table:table-cell table:formula="of:=CONCATENATE(&quot;[&quot;;[.B31];&quot;, &quot;;[.C31];&quot;, &quot;;[.D31];&quot;, &quot;;[.E31];&quot;, &quot;;[.F31];&quot;, &quot;&quot;&quot;;[.I31];&quot;&quot;&quot;, &quot;;[.G31];&quot;, &quot;;[.H31];&quot;], &quot;)" office:value-type="string" office:string-value="[30787, 2, 2, false, 4, &quot;L3SpannungV&quot;, true, false], " calcext:value-type="string">
            <text:p>[30787, 2, 2, false, 4, "L3SpannungV", true, false],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Tabelle2.A32]" office:value-type="float" office:value="30795" calcext:value-type="float">
            <text:p>30795</text:p>
          </table:table-cell>
          <table:table-cell table:formula="of:=RIGHT([$Tabelle2.F32]; 2)/16" office:value-type="float" office:value="2" calcext:value-type="float">
            <text:p>2</text:p>
          </table:table-cell>
          <table:table-cell table:formula="of:=[$Tabelle2.D32]" office:value-type="float" office:value="3" calcext:value-type="float">
            <text:p>3</text:p>
          </table:table-cell>
          <table:table-cell table:formula="of:=IF([$Tabelle2.C32] = 1;&quot;true&quot;;&quot;false&quot;)" office:value-type="string" office:string-value="false" calcext:value-type="string">
            <text:p>false</text:p>
          </table:table-cell>
          <table:table-cell table:formula="of:=[$Tabelle2.J32]"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table:formula="of:=[$Tabelle2.I32]" office:value-type="string" office:string-value="NetzstromGesA" calcext:value-type="string">
            <text:p>NetzstromGesA</text:p>
          </table:table-cell>
          <table:table-cell table:formula="of:=CONCATENATE(&quot;[&quot;;[.B32];&quot;, &quot;;[.C32];&quot;, &quot;;[.D32];&quot;, &quot;;[.E32];&quot;, &quot;;[.F32];&quot;, &quot;&quot;&quot;;[.I32];&quot;&quot;&quot;, &quot;;[.G32];&quot;, &quot;;[.H32];&quot;], &quot;)" office:value-type="string" office:string-value="[30795, 2, 3, false, 4, &quot;NetzstromGesA&quot;, true, true], " calcext:value-type="string">
            <text:p>[30795, 2, 3, false, 4, "NetzstromGesA", true, true],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Tabelle2.A33]" office:value-type="float" office:value="30803" calcext:value-type="float">
            <text:p>30803</text:p>
          </table:table-cell>
          <table:table-cell table:formula="of:=RIGHT([$Tabelle2.F33]; 2)/16" office:value-type="float" office:value="2" calcext:value-type="float">
            <text:p>2</text:p>
          </table:table-cell>
          <table:table-cell table:formula="of:=[$Tabelle2.D33]" office:value-type="float" office:value="2" calcext:value-type="float">
            <text:p>2</text:p>
          </table:table-cell>
          <table:table-cell table:formula="of:=IF([$Tabelle2.C33] = 1;&quot;true&quot;;&quot;false&quot;)" office:value-type="string" office:string-value="false" calcext:value-type="string">
            <text:p>false</text:p>
          </table:table-cell>
          <table:table-cell table:formula="of:=[$Tabelle2.J33]"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table:formula="of:=[$Tabelle2.I33]" office:value-type="string" office:string-value="NetzfrequenzHz" calcext:value-type="string">
            <text:p>NetzfrequenzHz</text:p>
          </table:table-cell>
          <table:table-cell table:formula="of:=CONCATENATE(&quot;[&quot;;[.B33];&quot;, &quot;;[.C33];&quot;, &quot;;[.D33];&quot;, &quot;;[.E33];&quot;, &quot;;[.F33];&quot;, &quot;&quot;&quot;;[.I33];&quot;&quot;&quot;, &quot;;[.G33];&quot;, &quot;;[.H33];&quot;], &quot;)" office:value-type="string" office:string-value="[30803, 2, 2, false, 1, &quot;NetzfrequenzHz&quot;, true, true], " calcext:value-type="string">
            <text:p>[30803, 2, 2, false, 1, "NetzfrequenzHz", true, true],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Tabelle2.A34]" office:value-type="float" office:value="30805" calcext:value-type="float">
            <text:p>30805</text:p>
          </table:table-cell>
          <table:table-cell table:formula="of:=RIGHT([$Tabelle2.F34]; 2)/16" office:value-type="float" office:value="2" calcext:value-type="float">
            <text:p>2</text:p>
          </table:table-cell>
          <table:table-cell table:formula="of:=[$Tabelle2.D34]" office:value-type="float" office:value="0" calcext:value-type="float">
            <text:p>0</text:p>
          </table:table-cell>
          <table:table-cell table:formula="of:=IF([$Tabelle2.C34] = 1;&quot;true&quot;;&quot;false&quot;)" office:value-type="string" office:string-value="true" calcext:value-type="string">
            <text:p>true</text:p>
          </table:table-cell>
          <table:table-cell table:formula="of:=[$Tabelle2.J34]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[$Tabelle2.I34]" office:value-type="string" office:string-value="BlindleistungGes_var" calcext:value-type="string">
            <text:p>BlindleistungGes_var</text:p>
          </table:table-cell>
          <table:table-cell table:formula="of:=CONCATENATE(&quot;[&quot;;[.B34];&quot;, &quot;;[.C34];&quot;, &quot;;[.D34];&quot;, &quot;;[.E34];&quot;, &quot;;[.F34];&quot;, &quot;&quot;&quot;;[.I34];&quot;&quot;&quot;, &quot;;[.G34];&quot;, &quot;;[.H34];&quot;], &quot;)" office:value-type="string" office:string-value="[30805, 2, 0, true, 4, &quot;BlindleistungGes_var&quot;, true, false], " calcext:value-type="string">
            <text:p>[30805, 2, 0, true, 4, "BlindleistungGes_var", true, false],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Tabelle2.A35]" office:value-type="float" office:value="30807" calcext:value-type="float">
            <text:p>30807</text:p>
          </table:table-cell>
          <table:table-cell table:formula="of:=RIGHT([$Tabelle2.F35]; 2)/16" office:value-type="float" office:value="2" calcext:value-type="float">
            <text:p>2</text:p>
          </table:table-cell>
          <table:table-cell table:formula="of:=[$Tabelle2.D35]" office:value-type="float" office:value="0" calcext:value-type="float">
            <text:p>0</text:p>
          </table:table-cell>
          <table:table-cell table:formula="of:=IF([$Tabelle2.C35] = 1;&quot;true&quot;;&quot;false&quot;)" office:value-type="string" office:string-value="true" calcext:value-type="string">
            <text:p>true</text:p>
          </table:table-cell>
          <table:table-cell table:formula="of:=[$Tabelle2.J35]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[$Tabelle2.I35]" office:value-type="string" office:string-value="L1BLeistung_var" calcext:value-type="string">
            <text:p>L1BLeistung_var</text:p>
          </table:table-cell>
          <table:table-cell table:formula="of:=CONCATENATE(&quot;[&quot;;[.B35];&quot;, &quot;;[.C35];&quot;, &quot;;[.D35];&quot;, &quot;;[.E35];&quot;, &quot;;[.F35];&quot;, &quot;&quot;&quot;;[.I35];&quot;&quot;&quot;, &quot;;[.G35];&quot;, &quot;;[.H35];&quot;], &quot;)" office:value-type="string" office:string-value="[30807, 2, 0, true, 4, &quot;L1BLeistung_var&quot;, true, false], " calcext:value-type="string">
            <text:p>[30807, 2, 0, true, 4, "L1BLeistung_var", true, false],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Tabelle2.A36]" office:value-type="float" office:value="30809" calcext:value-type="float">
            <text:p>30809</text:p>
          </table:table-cell>
          <table:table-cell table:formula="of:=RIGHT([$Tabelle2.F36]; 2)/16" office:value-type="float" office:value="2" calcext:value-type="float">
            <text:p>2</text:p>
          </table:table-cell>
          <table:table-cell table:formula="of:=[$Tabelle2.D36]" office:value-type="float" office:value="0" calcext:value-type="float">
            <text:p>0</text:p>
          </table:table-cell>
          <table:table-cell table:formula="of:=IF([$Tabelle2.C36] = 1;&quot;true&quot;;&quot;false&quot;)" office:value-type="string" office:string-value="true" calcext:value-type="string">
            <text:p>true</text:p>
          </table:table-cell>
          <table:table-cell table:formula="of:=[$Tabelle2.J36]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[$Tabelle2.I36]" office:value-type="string" office:string-value="L2BLeistung_var" calcext:value-type="string">
            <text:p>L2BLeistung_var</text:p>
          </table:table-cell>
          <table:table-cell table:formula="of:=CONCATENATE(&quot;[&quot;;[.B36];&quot;, &quot;;[.C36];&quot;, &quot;;[.D36];&quot;, &quot;;[.E36];&quot;, &quot;;[.F36];&quot;, &quot;&quot;&quot;;[.I36];&quot;&quot;&quot;, &quot;;[.G36];&quot;, &quot;;[.H36];&quot;], &quot;)" office:value-type="string" office:string-value="[30809, 2, 0, true, 4, &quot;L2BLeistung_var&quot;, true, false], " calcext:value-type="string">
            <text:p>[30809, 2, 0, true, 4, "L2BLeistung_var", true, false],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$Tabelle2.A37]" office:value-type="float" office:value="30811" calcext:value-type="float">
            <text:p>30811</text:p>
          </table:table-cell>
          <table:table-cell table:formula="of:=RIGHT([$Tabelle2.F37]; 2)/16" office:value-type="float" office:value="2" calcext:value-type="float">
            <text:p>2</text:p>
          </table:table-cell>
          <table:table-cell table:formula="of:=[$Tabelle2.D37]" office:value-type="float" office:value="0" calcext:value-type="float">
            <text:p>0</text:p>
          </table:table-cell>
          <table:table-cell table:formula="of:=IF([$Tabelle2.C37] = 1;&quot;true&quot;;&quot;false&quot;)" office:value-type="string" office:string-value="true" calcext:value-type="string">
            <text:p>true</text:p>
          </table:table-cell>
          <table:table-cell table:formula="of:=[$Tabelle2.J37]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[$Tabelle2.I37]" office:value-type="string" office:string-value="L3BLeistung_var" calcext:value-type="string">
            <text:p>L3BLeistung_var</text:p>
          </table:table-cell>
          <table:table-cell table:formula="of:=CONCATENATE(&quot;[&quot;;[.B37];&quot;, &quot;;[.C37];&quot;, &quot;;[.D37];&quot;, &quot;;[.E37];&quot;, &quot;;[.F37];&quot;, &quot;&quot;&quot;;[.I37];&quot;&quot;&quot;, &quot;;[.G37];&quot;, &quot;;[.H37];&quot;], &quot;)" office:value-type="string" office:string-value="[30811, 2, 0, true, 4, &quot;L3BLeistung_var&quot;, true, false], " calcext:value-type="string">
            <text:p>[30811, 2, 0, true, 4, "L3BLeistung_var", true, false],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$Tabelle2.A38]" office:value-type="float" office:value="30813" calcext:value-type="float">
            <text:p>30813</text:p>
          </table:table-cell>
          <table:table-cell table:formula="of:=RIGHT([$Tabelle2.F38]; 2)/16" office:value-type="float" office:value="2" calcext:value-type="float">
            <text:p>2</text:p>
          </table:table-cell>
          <table:table-cell table:formula="of:=[$Tabelle2.D38]" office:value-type="float" office:value="0" calcext:value-type="float">
            <text:p>0</text:p>
          </table:table-cell>
          <table:table-cell table:formula="of:=IF([$Tabelle2.C38] = 1;&quot;true&quot;;&quot;false&quot;)" office:value-type="string" office:string-value="true" calcext:value-type="string">
            <text:p>true</text:p>
          </table:table-cell>
          <table:table-cell table:formula="of:=[$Tabelle2.J38]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[$Tabelle2.I38]" office:value-type="string" office:string-value="ScheinleistungGes_VA" calcext:value-type="string">
            <text:p>ScheinleistungGes_VA</text:p>
          </table:table-cell>
          <table:table-cell table:formula="of:=CONCATENATE(&quot;[&quot;;[.B38];&quot;, &quot;;[.C38];&quot;, &quot;;[.D38];&quot;, &quot;;[.E38];&quot;, &quot;;[.F38];&quot;, &quot;&quot;&quot;;[.I38];&quot;&quot;&quot;, &quot;;[.G38];&quot;, &quot;;[.H38];&quot;], &quot;)" office:value-type="string" office:string-value="[30813, 2, 0, true, 4, &quot;ScheinleistungGes_VA&quot;, true, false], " calcext:value-type="string">
            <text:p>[30813, 2, 0, true, 4, "ScheinleistungGes_VA", true, false],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$Tabelle2.A39]" office:value-type="float" office:value="30815" calcext:value-type="float">
            <text:p>30815</text:p>
          </table:table-cell>
          <table:table-cell table:formula="of:=RIGHT([$Tabelle2.F39]; 2)/16" office:value-type="float" office:value="2" calcext:value-type="float">
            <text:p>2</text:p>
          </table:table-cell>
          <table:table-cell table:formula="of:=[$Tabelle2.D39]" office:value-type="float" office:value="0" calcext:value-type="float">
            <text:p>0</text:p>
          </table:table-cell>
          <table:table-cell table:formula="of:=IF([$Tabelle2.C39] = 1;&quot;true&quot;;&quot;false&quot;)" office:value-type="string" office:string-value="true" calcext:value-type="string">
            <text:p>true</text:p>
          </table:table-cell>
          <table:table-cell table:formula="of:=[$Tabelle2.J39]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[$Tabelle2.I39]" office:value-type="string" office:string-value="L1SLeistungVA" calcext:value-type="string">
            <text:p>L1SLeistungVA</text:p>
          </table:table-cell>
          <table:table-cell table:formula="of:=CONCATENATE(&quot;[&quot;;[.B39];&quot;, &quot;;[.C39];&quot;, &quot;;[.D39];&quot;, &quot;;[.E39];&quot;, &quot;;[.F39];&quot;, &quot;&quot;&quot;;[.I39];&quot;&quot;&quot;, &quot;;[.G39];&quot;, &quot;;[.H39];&quot;], &quot;)" office:value-type="string" office:string-value="[30815, 2, 0, true, 4, &quot;L1SLeistungVA&quot;, true, false], " calcext:value-type="string">
            <text:p>[30815, 2, 0, true, 4, "L1SLeistungVA", true, false],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$Tabelle2.A40]" office:value-type="float" office:value="30817" calcext:value-type="float">
            <text:p>30817</text:p>
          </table:table-cell>
          <table:table-cell table:formula="of:=RIGHT([$Tabelle2.F40]; 2)/16" office:value-type="float" office:value="2" calcext:value-type="float">
            <text:p>2</text:p>
          </table:table-cell>
          <table:table-cell table:formula="of:=[$Tabelle2.D40]" office:value-type="float" office:value="0" calcext:value-type="float">
            <text:p>0</text:p>
          </table:table-cell>
          <table:table-cell table:formula="of:=IF([$Tabelle2.C40] = 1;&quot;true&quot;;&quot;false&quot;)" office:value-type="string" office:string-value="true" calcext:value-type="string">
            <text:p>true</text:p>
          </table:table-cell>
          <table:table-cell table:formula="of:=[$Tabelle2.J40]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[$Tabelle2.I40]" office:value-type="string" office:string-value="L2SLeistungVA" calcext:value-type="string">
            <text:p>L2SLeistungVA</text:p>
          </table:table-cell>
          <table:table-cell table:formula="of:=CONCATENATE(&quot;[&quot;;[.B40];&quot;, &quot;;[.C40];&quot;, &quot;;[.D40];&quot;, &quot;;[.E40];&quot;, &quot;;[.F40];&quot;, &quot;&quot;&quot;;[.I40];&quot;&quot;&quot;, &quot;;[.G40];&quot;, &quot;;[.H40];&quot;], &quot;)" office:value-type="string" office:string-value="[30817, 2, 0, true, 4, &quot;L2SLeistungVA&quot;, true, false], " calcext:value-type="string">
            <text:p>[30817, 2, 0, true, 4, "L2SLeistungVA", true, false],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$Tabelle2.A41]" office:value-type="float" office:value="30819" calcext:value-type="float">
            <text:p>30819</text:p>
          </table:table-cell>
          <table:table-cell table:formula="of:=RIGHT([$Tabelle2.F41]; 2)/16" office:value-type="float" office:value="2" calcext:value-type="float">
            <text:p>2</text:p>
          </table:table-cell>
          <table:table-cell table:formula="of:=[$Tabelle2.D41]" office:value-type="float" office:value="0" calcext:value-type="float">
            <text:p>0</text:p>
          </table:table-cell>
          <table:table-cell table:formula="of:=IF([$Tabelle2.C41] = 1;&quot;true&quot;;&quot;false&quot;)" office:value-type="string" office:string-value="true" calcext:value-type="string">
            <text:p>true</text:p>
          </table:table-cell>
          <table:table-cell table:formula="of:=[$Tabelle2.J41]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[$Tabelle2.I41]" office:value-type="string" office:string-value="L3SLeistungVA" calcext:value-type="string">
            <text:p>L3SLeistungVA</text:p>
          </table:table-cell>
          <table:table-cell table:formula="of:=CONCATENATE(&quot;[&quot;;[.B41];&quot;, &quot;;[.C41];&quot;, &quot;;[.D41];&quot;, &quot;;[.E41];&quot;, &quot;;[.F41];&quot;, &quot;&quot;&quot;;[.I41];&quot;&quot;&quot;, &quot;;[.G41];&quot;, &quot;;[.H41];&quot;], &quot;)" office:value-type="string" office:string-value="[30819, 2, 0, true, 4, &quot;L3SLeistungVA&quot;, true, false], " calcext:value-type="string">
            <text:p>[30819, 2, 0, true, 4, "L3SLeistungVA", true, false],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Tabelle2.A42]" office:value-type="float" office:value="30881" calcext:value-type="float">
            <text:p>30881</text:p>
          </table:table-cell>
          <table:table-cell table:formula="of:=RIGHT([$Tabelle2.F42]; 2)/16" office:value-type="float" office:value="2" calcext:value-type="float">
            <text:p>2</text:p>
          </table:table-cell>
          <table:table-cell table:formula="of:=[$Tabelle2.D42]" office:value-type="float" office:value="0" calcext:value-type="float">
            <text:p>0</text:p>
          </table:table-cell>
          <table:table-cell table:formula="of:=IF([$Tabelle2.C42] = 1;&quot;true&quot;;&quot;false&quot;)" office:value-type="string" office:string-value="false" calcext:value-type="string">
            <text:p>false</text:p>
          </table:table-cell>
          <table:table-cell table:formula="of:=[$Tabelle2.J42]"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formula="of:=[$Tabelle2.I42]" office:value-type="string" office:string-value="Netzanbindung" calcext:value-type="string">
            <text:p>Netzanbindung</text:p>
          </table:table-cell>
          <table:table-cell table:formula="of:=CONCATENATE(&quot;[&quot;;[.B42];&quot;, &quot;;[.C42];&quot;, &quot;;[.D42];&quot;, &quot;;[.E42];&quot;, &quot;;[.F42];&quot;, &quot;&quot;&quot;;[.I42];&quot;&quot;&quot;, &quot;;[.G42];&quot;, &quot;;[.H42];&quot;], &quot;)" office:value-type="string" office:string-value="[30881, 2, 0, false, 2, &quot;Netzanbindung&quot;, false, false], " calcext:value-type="string">
            <text:p>[30881, 2, 0, false, 2, "Netzanbindung", false, false],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$Tabelle2.A43]" office:value-type="float" office:value="30925" calcext:value-type="float">
            <text:p>30925</text:p>
          </table:table-cell>
          <table:table-cell table:formula="of:=RIGHT([$Tabelle2.F43]; 2)/16" office:value-type="float" office:value="2" calcext:value-type="float">
            <text:p>2</text:p>
          </table:table-cell>
          <table:table-cell table:formula="of:=[$Tabelle2.D43]" office:value-type="float" office:value="0" calcext:value-type="float">
            <text:p>0</text:p>
          </table:table-cell>
          <table:table-cell table:formula="of:=IF([$Tabelle2.C43] = 1;&quot;true&quot;;&quot;false&quot;)" office:value-type="string" office:string-value="false" calcext:value-type="string">
            <text:p>false</text:p>
          </table:table-cell>
          <table:table-cell table:formula="of:=[$Tabelle2.J43]"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formula="of:=[$Tabelle2.I43]" office:value-type="string" office:string-value="VerbGeschwNetz" calcext:value-type="string">
            <text:p>VerbGeschwNetz</text:p>
          </table:table-cell>
          <table:table-cell table:formula="of:=CONCATENATE(&quot;[&quot;;[.B43];&quot;, &quot;;[.C43];&quot;, &quot;;[.D43];&quot;, &quot;;[.E43];&quot;, &quot;;[.F43];&quot;, &quot;&quot;&quot;;[.I43];&quot;&quot;&quot;, &quot;;[.G43];&quot;, &quot;;[.H43];&quot;], &quot;)" office:value-type="string" office:string-value="[30925, 2, 0, false, 2, &quot;VerbGeschwNetz&quot;, false, false], " calcext:value-type="string">
            <text:p>[30925, 2, 0, false, 2, "VerbGeschwNetz", false, false],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$Tabelle2.A44]" office:value-type="float" office:value="30927" calcext:value-type="float">
            <text:p>30927</text:p>
          </table:table-cell>
          <table:table-cell table:formula="of:=RIGHT([$Tabelle2.F44]; 2)/16" office:value-type="float" office:value="2" calcext:value-type="float">
            <text:p>2</text:p>
          </table:table-cell>
          <table:table-cell table:formula="of:=[$Tabelle2.D44]" office:value-type="float" office:value="0" calcext:value-type="float">
            <text:p>0</text:p>
          </table:table-cell>
          <table:table-cell table:formula="of:=IF([$Tabelle2.C44] = 1;&quot;true&quot;;&quot;false&quot;)" office:value-type="string" office:string-value="false" calcext:value-type="string">
            <text:p>false</text:p>
          </table:table-cell>
          <table:table-cell table:formula="of:=[$Tabelle2.J44]"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formula="of:=[$Tabelle2.I44]" office:value-type="string" office:string-value="DublexNetz" calcext:value-type="string">
            <text:p>DublexNetz</text:p>
          </table:table-cell>
          <table:table-cell table:formula="of:=CONCATENATE(&quot;[&quot;;[.B44];&quot;, &quot;;[.C44];&quot;, &quot;;[.D44];&quot;, &quot;;[.E44];&quot;, &quot;;[.F44];&quot;, &quot;&quot;&quot;;[.I44];&quot;&quot;&quot;, &quot;;[.G44];&quot;, &quot;;[.H44];&quot;], &quot;)" office:value-type="string" office:string-value="[30927, 2, 0, false, 2, &quot;DublexNetz&quot;, false, false], " calcext:value-type="string">
            <text:p>[30927, 2, 0, false, 2, "DublexNetz", false, false],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$Tabelle2.A45]" office:value-type="float" office:value="30929" calcext:value-type="float">
            <text:p>30929</text:p>
          </table:table-cell>
          <table:table-cell table:formula="of:=RIGHT([$Tabelle2.F45]; 2)/16" office:value-type="float" office:value="2" calcext:value-type="float">
            <text:p>2</text:p>
          </table:table-cell>
          <table:table-cell table:formula="of:=[$Tabelle2.D45]" office:value-type="float" office:value="0" calcext:value-type="float">
            <text:p>0</text:p>
          </table:table-cell>
          <table:table-cell table:formula="of:=IF([$Tabelle2.C45] = 1;&quot;true&quot;;&quot;false&quot;)" office:value-type="string" office:string-value="false" calcext:value-type="string">
            <text:p>false</text:p>
          </table:table-cell>
          <table:table-cell table:formula="of:=[$Tabelle2.J45]"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formula="of:=[$Tabelle2.I45]" office:value-type="string" office:string-value="NetzVerbindStatus" calcext:value-type="string">
            <text:p>NetzVerbindStatus</text:p>
          </table:table-cell>
          <table:table-cell table:formula="of:=CONCATENATE(&quot;[&quot;;[.B45];&quot;, &quot;;[.C45];&quot;, &quot;;[.D45];&quot;, &quot;;[.E45];&quot;, &quot;;[.F45];&quot;, &quot;&quot;&quot;;[.I45];&quot;&quot;&quot;, &quot;;[.G45];&quot;, &quot;;[.H45];&quot;], &quot;)" office:value-type="string" office:string-value="[30929, 2, 0, false, 2, &quot;NetzVerbindStatus&quot;, false, false], " calcext:value-type="string">
            <text:p>[30929, 2, 0, false, 2, "NetzVerbindStatus", false, false],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$Tabelle2.A46]" office:value-type="float" office:value="30949" calcext:value-type="float">
            <text:p>30949</text:p>
          </table:table-cell>
          <table:table-cell table:formula="of:=RIGHT([$Tabelle2.F46]; 2)/16" office:value-type="float" office:value="2" calcext:value-type="float">
            <text:p>2</text:p>
          </table:table-cell>
          <table:table-cell table:formula="of:=[$Tabelle2.D46]" office:value-type="float" office:value="3" calcext:value-type="float">
            <text:p>3</text:p>
          </table:table-cell>
          <table:table-cell table:formula="of:=IF([$Tabelle2.C46] = 1;&quot;true&quot;;&quot;false&quot;)" office:value-type="string" office:string-value="false" calcext:value-type="string">
            <text:p>false</text:p>
          </table:table-cell>
          <table:table-cell table:formula="of:=[$Tabelle2.J46]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[$Tabelle2.I46]" office:value-type="string" office:string-value="VerschiebFaktor" calcext:value-type="string">
            <text:p>VerschiebFaktor</text:p>
          </table:table-cell>
          <table:table-cell table:formula="of:=CONCATENATE(&quot;[&quot;;[.B46];&quot;, &quot;;[.C46];&quot;, &quot;;[.D46];&quot;, &quot;;[.E46];&quot;, &quot;;[.F46];&quot;, &quot;&quot;&quot;;[.I46];&quot;&quot;&quot;, &quot;;[.G46];&quot;, &quot;;[.H46];&quot;], &quot;)" office:value-type="string" office:string-value="[30949, 2, 3, false, 1, &quot;VerschiebFaktor&quot;, true, false], " calcext:value-type="string">
            <text:p>[30949, 2, 3, false, 1, "VerschiebFaktor", true, false],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$Tabelle2.A47]" office:value-type="float" office:value="30953" calcext:value-type="float">
            <text:p>30953</text:p>
          </table:table-cell>
          <table:table-cell table:formula="of:=RIGHT([$Tabelle2.F47]; 2)/16" office:value-type="float" office:value="2" calcext:value-type="float">
            <text:p>2</text:p>
          </table:table-cell>
          <table:table-cell table:formula="of:=[$Tabelle2.D47]" office:value-type="float" office:value="1" calcext:value-type="float">
            <text:p>1</text:p>
          </table:table-cell>
          <table:table-cell table:formula="of:=IF([$Tabelle2.C47] = 1;&quot;true&quot;;&quot;false&quot;)" office:value-type="string" office:string-value="true" calcext:value-type="string">
            <text:p>true</text:p>
          </table:table-cell>
          <table:table-cell table:formula="of:=[$Tabelle2.J47]"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table:formula="of:=[$Tabelle2.I47]" office:value-type="string" office:string-value="InnenTemp" calcext:value-type="string">
            <text:p>InnenTemp</text:p>
          </table:table-cell>
          <table:table-cell table:formula="of:=CONCATENATE(&quot;[&quot;;[.B47];&quot;, &quot;;[.C47];&quot;, &quot;;[.D47];&quot;, &quot;;[.E47];&quot;, &quot;;[.F47];&quot;, &quot;&quot;&quot;;[.I47];&quot;&quot;&quot;, &quot;;[.G47];&quot;, &quot;;[.H47];&quot;], &quot;)" office:value-type="string" office:string-value="[30953, 2, 1, true, 1, &quot;InnenTemp&quot;, true, true], " calcext:value-type="string">
            <text:p>[30953, 2, 1, true, 1, "InnenTemp", true, true],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$Tabelle2.A48]" office:value-type="float" office:value="30957" calcext:value-type="float">
            <text:p>30957</text:p>
          </table:table-cell>
          <table:table-cell table:formula="of:=RIGHT([$Tabelle2.F48]; 2)/16" office:value-type="float" office:value="2" calcext:value-type="float">
            <text:p>2</text:p>
          </table:table-cell>
          <table:table-cell table:formula="of:=[$Tabelle2.D48]" office:value-type="float" office:value="3" calcext:value-type="float">
            <text:p>3</text:p>
          </table:table-cell>
          <table:table-cell table:formula="of:=IF([$Tabelle2.C48] = 1;&quot;true&quot;;&quot;false&quot;)" office:value-type="string" office:string-value="true" calcext:value-type="string">
            <text:p>true</text:p>
          </table:table-cell>
          <table:table-cell table:formula="of:=[$Tabelle2.J48]"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formula="of:=[$Tabelle2.I48]" office:value-type="string" office:string-value="DCStromE2A" calcext:value-type="string">
            <text:p>DCStromE2A</text:p>
          </table:table-cell>
          <table:table-cell table:formula="of:=CONCATENATE(&quot;[&quot;;[.B48];&quot;, &quot;;[.C48];&quot;, &quot;;[.D48];&quot;, &quot;;[.E48];&quot;, &quot;;[.F48];&quot;, &quot;&quot;&quot;;[.I48];&quot;&quot;&quot;, &quot;;[.G48];&quot;, &quot;;[.H48];&quot;], &quot;)" office:value-type="string" office:string-value="[30957, 2, 3, true, 3, &quot;DCStromE2A&quot;, true, true], " calcext:value-type="string">
            <text:p>[30957, 2, 3, true, 3, "DCStromE2A", true, true],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$Tabelle2.A49]" office:value-type="float" office:value="30959" calcext:value-type="float">
            <text:p>30959</text:p>
          </table:table-cell>
          <table:table-cell table:formula="of:=RIGHT([$Tabelle2.F49]; 2)/16" office:value-type="float" office:value="2" calcext:value-type="float">
            <text:p>2</text:p>
          </table:table-cell>
          <table:table-cell table:formula="of:=[$Tabelle2.D49]" office:value-type="float" office:value="2" calcext:value-type="float">
            <text:p>2</text:p>
          </table:table-cell>
          <table:table-cell table:formula="of:=IF([$Tabelle2.C49] = 1;&quot;true&quot;;&quot;false&quot;)" office:value-type="string" office:string-value="true" calcext:value-type="string">
            <text:p>true</text:p>
          </table:table-cell>
          <table:table-cell table:formula="of:=[$Tabelle2.J49]"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formula="of:=[$Tabelle2.I49]" office:value-type="string" office:string-value="DCSpannungE2V" calcext:value-type="string">
            <text:p>DCSpannungE2V</text:p>
          </table:table-cell>
          <table:table-cell table:formula="of:=CONCATENATE(&quot;[&quot;;[.B49];&quot;, &quot;;[.C49];&quot;, &quot;;[.D49];&quot;, &quot;;[.E49];&quot;, &quot;;[.F49];&quot;, &quot;&quot;&quot;;[.I49];&quot;&quot;&quot;, &quot;;[.G49];&quot;, &quot;;[.H49];&quot;], &quot;)" office:value-type="string" office:string-value="[30959, 2, 2, true, 3, &quot;DCSpannungE2V&quot;, true, true], " calcext:value-type="string">
            <text:p>[30959, 2, 2, true, 3, "DCSpannungE2V", true, true],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$Tabelle2.A50]" office:value-type="float" office:value="30961" calcext:value-type="float">
            <text:p>30961</text:p>
          </table:table-cell>
          <table:table-cell table:formula="of:=RIGHT([$Tabelle2.F50]; 2)/16" office:value-type="float" office:value="2" calcext:value-type="float">
            <text:p>2</text:p>
          </table:table-cell>
          <table:table-cell table:formula="of:=[$Tabelle2.D50]" office:value-type="float" office:value="0" calcext:value-type="float">
            <text:p>0</text:p>
          </table:table-cell>
          <table:table-cell table:formula="of:=IF([$Tabelle2.C50] = 1;&quot;true&quot;;&quot;false&quot;)" office:value-type="string" office:string-value="true" calcext:value-type="string">
            <text:p>true</text:p>
          </table:table-cell>
          <table:table-cell table:formula="of:=[$Tabelle2.J50]"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table:formula="of:=[$Tabelle2.I50]" office:value-type="string" office:string-value="DCLeistungE2W" calcext:value-type="string">
            <text:p>DCLeistungE2W</text:p>
          </table:table-cell>
          <table:table-cell table:formula="of:=CONCATENATE(&quot;[&quot;;[.B50];&quot;, &quot;;[.C50];&quot;, &quot;;[.D50];&quot;, &quot;;[.E50];&quot;, &quot;;[.F50];&quot;, &quot;&quot;&quot;;[.I50];&quot;&quot;&quot;, &quot;;[.G50];&quot;, &quot;;[.H50];&quot;], &quot;)" office:value-type="string" office:string-value="[30961, 2, 0, true, 3, &quot;DCLeistungE2W&quot;, true, true], " calcext:value-type="string">
            <text:p>[30961, 2, 0, true, 3, "DCLeistungE2W", true, true],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$Tabelle2.A51]" office:value-type="float" office:value="30975" calcext:value-type="float">
            <text:p>30975</text:p>
          </table:table-cell>
          <table:table-cell table:formula="of:=RIGHT([$Tabelle2.F51]; 2)/16" office:value-type="float" office:value="2" calcext:value-type="float">
            <text:p>2</text:p>
          </table:table-cell>
          <table:table-cell table:formula="of:=[$Tabelle2.D51]" office:value-type="float" office:value="2" calcext:value-type="float">
            <text:p>2</text:p>
          </table:table-cell>
          <table:table-cell table:formula="of:=IF([$Tabelle2.C51] = 1;&quot;true&quot;;&quot;false&quot;)" office:value-type="string" office:string-value="true" calcext:value-type="string">
            <text:p>true</text:p>
          </table:table-cell>
          <table:table-cell table:formula="of:=[$Tabelle2.J51]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[$Tabelle2.I51]" office:value-type="string" office:string-value="ZwischKreisSpV" calcext:value-type="string">
            <text:p>ZwischKreisSpV</text:p>
          </table:table-cell>
          <table:table-cell table:formula="of:=CONCATENATE(&quot;[&quot;;[.B51];&quot;, &quot;;[.C51];&quot;, &quot;;[.D51];&quot;, &quot;;[.E51];&quot;, &quot;;[.F51];&quot;, &quot;&quot;&quot;;[.I51];&quot;&quot;&quot;, &quot;;[.G51];&quot;, &quot;;[.H51];&quot;], &quot;)" office:value-type="string" office:string-value="[30975, 2, 2, true, 1, &quot;ZwischKreisSpV&quot;, true, false], " calcext:value-type="string">
            <text:p>[30975, 2, 2, true, 1, "ZwischKreisSpV", true, false],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Tabelle2.A52]" office:value-type="float" office:value="30977" calcext:value-type="float">
            <text:p>30977</text:p>
          </table:table-cell>
          <table:table-cell table:formula="of:=RIGHT([$Tabelle2.F52]; 2)/16" office:value-type="float" office:value="2" calcext:value-type="float">
            <text:p>2</text:p>
          </table:table-cell>
          <table:table-cell table:formula="of:=[$Tabelle2.D52]" office:value-type="float" office:value="3" calcext:value-type="float">
            <text:p>3</text:p>
          </table:table-cell>
          <table:table-cell table:formula="of:=IF([$Tabelle2.C52] = 1;&quot;true&quot;;&quot;false&quot;)" office:value-type="string" office:string-value="true" calcext:value-type="string">
            <text:p>true</text:p>
          </table:table-cell>
          <table:table-cell table:formula="of:=[$Tabelle2.J52]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[$Tabelle2.I52]" office:value-type="string" office:string-value="L1StromA" calcext:value-type="string">
            <text:p>L1StromA</text:p>
          </table:table-cell>
          <table:table-cell table:formula="of:=CONCATENATE(&quot;[&quot;;[.B52];&quot;, &quot;;[.C52];&quot;, &quot;;[.D52];&quot;, &quot;;[.E52];&quot;, &quot;;[.F52];&quot;, &quot;&quot;&quot;;[.I52];&quot;&quot;&quot;, &quot;;[.G52];&quot;, &quot;;[.H52];&quot;], &quot;)" office:value-type="string" office:string-value="[30977, 2, 3, true, 4, &quot;L1StromA&quot;, true, false], " calcext:value-type="string">
            <text:p>[30977, 2, 3, true, 4, "L1StromA", true, false],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$Tabelle2.A53]" office:value-type="float" office:value="30979" calcext:value-type="float">
            <text:p>30979</text:p>
          </table:table-cell>
          <table:table-cell table:formula="of:=RIGHT([$Tabelle2.F53]; 2)/16" office:value-type="float" office:value="2" calcext:value-type="float">
            <text:p>2</text:p>
          </table:table-cell>
          <table:table-cell table:formula="of:=[$Tabelle2.D53]" office:value-type="float" office:value="3" calcext:value-type="float">
            <text:p>3</text:p>
          </table:table-cell>
          <table:table-cell table:formula="of:=IF([$Tabelle2.C53] = 1;&quot;true&quot;;&quot;false&quot;)" office:value-type="string" office:string-value="true" calcext:value-type="string">
            <text:p>true</text:p>
          </table:table-cell>
          <table:table-cell table:formula="of:=[$Tabelle2.J53]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[$Tabelle2.I53]" office:value-type="string" office:string-value="L2StromA" calcext:value-type="string">
            <text:p>L2StromA</text:p>
          </table:table-cell>
          <table:table-cell table:formula="of:=CONCATENATE(&quot;[&quot;;[.B53];&quot;, &quot;;[.C53];&quot;, &quot;;[.D53];&quot;, &quot;;[.E53];&quot;, &quot;;[.F53];&quot;, &quot;&quot;&quot;;[.I53];&quot;&quot;&quot;, &quot;;[.G53];&quot;, &quot;;[.H53];&quot;], &quot;)" office:value-type="string" office:string-value="[30979, 2, 3, true, 4, &quot;L2StromA&quot;, true, false], " calcext:value-type="string">
            <text:p>[30979, 2, 3, true, 4, "L2StromA", true, false], 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$Tabelle2.A54]" office:value-type="float" office:value="30981" calcext:value-type="float">
            <text:p>30981</text:p>
          </table:table-cell>
          <table:table-cell table:formula="of:=RIGHT([$Tabelle2.F54]; 2)/16" office:value-type="float" office:value="2" calcext:value-type="float">
            <text:p>2</text:p>
          </table:table-cell>
          <table:table-cell table:formula="of:=[$Tabelle2.D54]" office:value-type="float" office:value="3" calcext:value-type="float">
            <text:p>3</text:p>
          </table:table-cell>
          <table:table-cell table:formula="of:=IF([$Tabelle2.C54] = 1;&quot;true&quot;;&quot;false&quot;)" office:value-type="string" office:string-value="true" calcext:value-type="string">
            <text:p>true</text:p>
          </table:table-cell>
          <table:table-cell table:formula="of:=[$Tabelle2.J54]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[$Tabelle2.I54]" office:value-type="string" office:string-value="L3StromA" calcext:value-type="string">
            <text:p>L3StromA</text:p>
          </table:table-cell>
          <table:table-cell table:formula="of:=CONCATENATE(&quot;[&quot;;[.B54];&quot;, &quot;;[.C54];&quot;, &quot;;[.D54];&quot;, &quot;;[.E54];&quot;, &quot;;[.F54];&quot;, &quot;&quot;&quot;;[.I54];&quot;&quot;&quot;, &quot;;[.G54];&quot;, &quot;;[.H54];&quot;]]&quot;)" office:value-type="string" office:string-value="[30981, 2, 3, true, 4, &quot;L3StromA&quot;, true, false]]" calcext:value-type="string">
            <text:p>[30981, 2, 3, true, 4, "L3StromA", true, false]]</text:p>
          </table:table-cell>
        </table:table-row>
      </table:table>
      <table:named-expressions/>
      <table:database-ranges>
        <table:database-range table:name="__Anonymous_Sheet_DB__1" table:target-range-address="Tabelle2.A1:Tabelle2.K54" table:display-filter-buttons="true" table:orientation="column">
          <table:filter>
            <table:filter-and>
              <table:filter-condition table:field-number="9" table:value="4" table:operator="="/>
            </table:filter-and>
          </table:filter>
        </table:database-range>
        <table:database-range table:name="__Anonymous_Sheet_DB__2" table:target-range-address="Daten_JSON.A1:Daten_JSON.J5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.00.0000</text:date>, <text:time style:data-style-name="N2" text:time-value="13:18:33.28538359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14:46:13.252950553</meta:creation-date>
    <dc:date>2021-12-04T17:11:02.145365376</dc:date>
    <meta:editing-duration>PT4H38M22S</meta:editing-duration>
    <meta:editing-cycles>11</meta:editing-cycles>
    <meta:generator>LibreOffice/6.4.7.2$Linux_X86_64 LibreOffice_project/40$Build-2</meta:generator>
    <meta:document-statistic meta:table-count="3" meta:cell-count="1446" meta:object-count="0"/>
  </office:meta>
</office:document-meta>
</file>